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AF0000003EDDA832D35382931C.png" manifest:media-type="image/png"/>
  <manifest:file-entry manifest:full-path="Pictures/100002000000009C0000002296012828ED213DE1.gif" manifest:media-type="image/gif"/>
  <manifest:file-entry manifest:full-path="Pictures/10000000000000BB000000256D32B1BAC757DBC6.jpg" manifest:media-type="image/jpeg"/>
  <manifest:file-entry manifest:full-path="Pictures/1000000000000078000000377B639B7EEFE38249.png" manifest:media-type="image/png"/>
  <manifest:file-entry manifest:full-path="Pictures/10000000000000A30000003A4A5BCC4A774DB6FD.gif" manifest:media-type="image/gif"/>
  <manifest:file-entry manifest:full-path="Pictures/10000201000000DD0000002A5A4D7A74BA9A704D.png" manifest:media-type="image/png"/>
  <manifest:file-entry manifest:full-path="Pictures/100000000000006B000000578BF342BEA32B3DD4.gif" manifest:media-type="image/gif"/>
  <manifest:file-entry manifest:full-path="Pictures/10000200000000D400000035D9AEF0B2733DC252.png" manifest:media-type="image/png"/>
  <manifest:file-entry manifest:full-path="Pictures/10000201000000EE000000110C59534AB02A3C07.png" manifest:media-type="image/png"/>
  <manifest:file-entry manifest:full-path="Pictures/10000000000000810000003D451D96003B8FE089.png" manifest:media-type="image/png"/>
  <manifest:file-entry manifest:full-path="Pictures/100002010000011E0000002A82DBCD3AE95B9EC6.png" manifest:media-type="image/png"/>
  <manifest:file-entry manifest:full-path="Pictures/10000000000000900000004D0EE78BF11C263581.png" manifest:media-type="image/png"/>
  <manifest:file-entry manifest:full-path="Pictures/10000201000001380000004EA5FC2432FA50CDCC.png" manifest:media-type="image/png"/>
  <manifest:file-entry manifest:full-path="Pictures/10000000000001450000004B77F58501E331C2F7.jpg" manifest:media-type="image/jpeg"/>
  <manifest:file-entry manifest:full-path="Pictures/10000200000000B100000061B2F86C16A63E82B0.gif" manifest:media-type="image/gif"/>
  <manifest:file-entry manifest:full-path="Pictures/10000201000000A000000080347B3189F35E10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3.5625in" fo:margin-left="1.5625in" fo:margin-top="0in" fo:margin-bottom="0in" table:align="left" style:writing-mode="lr-tb"/>
    </style:style>
    <style:style style:name="Table1.A" style:family="table-column">
      <style:table-column-properties style:column-width="3.5625in"/>
    </style:style>
    <style:style style:name="Table1.1" style:family="table-row">
      <style:table-row-properties fo:keep-together="auto"/>
    </style:style>
    <style:style style:name="Table1.A1" style:family="table-cell">
      <style:table-cell-properties fo:background-color="#ffffff" fo:padding="0in" fo:border="none">
        <style:background-image/>
      </style:table-cell-properties>
    </style:style>
    <style:style style:name="Table2" style:family="table">
      <style:table-properties style:width="6.0076in" fo:margin-left="0.5222in" fo:margin-top="0in" fo:margin-bottom="0in" table:align="left" style:writing-mode="lr-tb"/>
    </style:style>
    <style:style style:name="Table2.A" style:family="table-column">
      <style:table-column-properties style:column-width="2.1236in"/>
    </style:style>
    <style:style style:name="Table2.B" style:family="table-column">
      <style:table-column-properties style:column-width="3.884in"/>
    </style:style>
    <style:style style:name="Table2.1" style:family="table-row">
      <style:table-row-properties fo:keep-together="auto"/>
    </style:style>
    <style:style style:name="Table2.A1" style:family="table-cell">
      <style:table-cell-properties fo:background-color="#ffffff" fo:padding-left="0.0153in" fo:padding-right="0.0382in" fo:padding-top="0.0382in" fo:padding-bottom="0.0382in" fo:border-left="0.25pt solid #000001" fo:border-right="none" fo:border-top="0.25pt solid #000001" fo:border-bottom="0.25pt solid #000001">
        <style:background-image/>
      </style:table-cell-properties>
    </style:style>
    <style:style style:name="Table2.B1" style:family="table-cell">
      <style:table-cell-properties fo:background-color="#ffffff" fo:padding-left="0.0153in" fo:padding-right="0.0382in" fo:padding-top="0.0382in" fo:padding-bottom="0.0382in" fo:border="0.25pt solid #000001">
        <style:background-image/>
      </style:table-cell-properties>
    </style:style>
    <style:style style:name="Table3" style:family="table">
      <style:table-properties style:width="5.9375in" fo:margin-top="0in" fo:margin-bottom="0in" table:align="right" style:writing-mode="lr-tb"/>
    </style:style>
    <style:style style:name="Table3.A" style:family="table-column">
      <style:table-column-properties style:column-width="0.7493in"/>
    </style:style>
    <style:style style:name="Table3.B" style:family="table-column">
      <style:table-column-properties style:column-width="1.0632in"/>
    </style:style>
    <style:style style:name="Table3.C" style:family="table-column">
      <style:table-column-properties style:column-width="1.4375in"/>
    </style:style>
    <style:style style:name="Table3.D" style:family="table-column">
      <style:table-column-properties style:column-width="2.6875in"/>
    </style:style>
    <style:style style:name="Table3.1" style:family="table-row">
      <style:table-row-properties fo:keep-together="auto"/>
    </style:style>
    <style:style style:name="Table3.A1" style:family="table-cell">
      <style:table-cell-properties style:vertical-align="middle" fo:background-color="#ffffff" fo:padding-left="0.0069in" fo:padding-right="0.0208in" fo:padding-top="0.0208in" fo:padding-bottom="0.0208in" fo:border-left="1pt solid #808080" fo:border-right="none" fo:border-top="1pt solid #808080" fo:border-bottom="1pt solid #808080">
        <style:background-image/>
      </style:table-cell-properties>
    </style:style>
    <style:style style:name="Table3.D1" style:family="table-cell">
      <style:table-cell-properties style:vertical-align="middle" fo:background-color="#ffffff" fo:padding-left="0.0069in" fo:padding-right="0.0208in" fo:padding-top="0.0208in" fo:padding-bottom="0.0208in" fo:border="1pt solid #808080">
        <style:background-image/>
      </style:table-cell-properties>
    </style:style>
    <style:style style:name="P1" style:family="paragraph" style:parent-style-name="Text_20_body">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2" style:family="paragraph" style:parent-style-name="Text_20_body">
      <style:text-properties fo:color="#0066ff" fo:font-size="18pt" fo:font-weight="bold" style:font-size-asian="18pt" style:font-weight-asian="bold" style:font-size-complex="18pt" style:font-weight-complex="bold"/>
    </style:style>
    <style:style style:name="P3" style:family="paragraph" style:parent-style-name="Text_20_body">
      <style:text-properties fo:color="#0066ff" fo:font-size="18pt" fo:font-weight="bold" style:font-size-asian="18pt" style:font-weight-asian="bold" style:font-name-complex="Verdana1" style:font-size-complex="18pt" style:font-weight-complex="bold"/>
    </style:style>
    <style:style style:name="P4" style:family="paragraph" style:parent-style-name="Text_20_body">
      <style:text-properties fo:color="#666666" style:font-name="Verdana" fo:font-size="9pt" style:font-size-asian="9pt" style:font-name-complex="Verdana1"/>
    </style:style>
    <style:style style:name="P5" style:family="paragraph" style:parent-style-name="Text_20_body">
      <style:paragraph-properties fo:margin-top="0in" fo:margin-bottom="0in" loext:contextual-spacing="false" fo:text-align="center" style:justify-single-word="false"/>
    </style:style>
    <style:style style:name="P6" style:family="paragraph" style:parent-style-name="Normal_20__28_Web_29_">
      <style:paragraph-properties fo:margin-top="0in" fo:margin-bottom="0in" loext:contextual-spacing="false" fo:text-align="center" style:justify-single-word="false"/>
      <style:text-properties style:font-name="Times New Roman" fo:font-weight="bold" style:font-weight-asian="bold" style:font-name-complex="Times New Roman1" style:font-weight-complex="bold"/>
    </style:style>
    <style:style style:name="P7" style:family="paragraph" style:parent-style-name="Text_20_body">
      <style:paragraph-properties fo:margin-top="0in" fo:margin-bottom="0.0835in" loext:contextual-spacing="false" style:snap-to-layout-grid="false"/>
    </style:style>
    <style:style style:name="P8" style:family="paragraph" style:parent-style-name="Text_20_body">
      <style:paragraph-properties fo:margin-left="0.1146in" fo:margin-right="0.1146in" fo:margin-top="0.1146in" fo:margin-bottom="0.1146in" loext:contextual-spacing="false" style:line-height-at-least="0.1665in" fo:text-indent="0in" style:auto-text-indent="false"/>
    </style:style>
    <style:style style:name="P9" style:family="paragraph" style:parent-style-name="Text_20_body">
      <style:paragraph-properties fo:margin-left="0.1146in" fo:margin-right="0.1146in" fo:margin-top="0.1146in" fo:margin-bottom="0.1146in" loext:contextual-spacing="false" style:line-height-at-least="0.1665in" fo:text-align="start" style:justify-single-word="false" fo:text-indent="0in" style:auto-text-indent="false"/>
    </style:style>
    <style:style style:name="P10" style:family="paragraph" style:parent-style-name="Standard">
      <style:paragraph-properties fo:margin-left="0.1146in" fo:margin-right="0.1146in" fo:margin-top="0.1146in" fo:margin-bottom="0.1146in" loext:contextual-spacing="false" style:line-height-at-least="0.1665in" fo:text-indent="0in" style:auto-text-indent="false"/>
    </style:style>
    <style:style style:name="P11" style:family="paragraph" style:parent-style-name="Standard">
      <style:paragraph-properties fo:margin-left="0.1146in" fo:margin-right="0.1146in" fo:margin-top="0.1146in" fo:margin-bottom="0.1146in" loext:contextual-spacing="false" style:line-height-at-least="0.1665in" fo:text-indent="0in" style:auto-text-indent="false" fo:break-before="page"/>
    </style:style>
    <style:style style:name="P12" style:family="paragraph" style:parent-style-name="Text_20_body">
      <style:paragraph-properties fo:margin-left="0in" fo:margin-right="0.1146in" fo:margin-top="0.1146in" fo:margin-bottom="0.1146in" loext:contextual-spacing="false" style:line-height-at-least="0.1665in" fo:text-align="start" style:justify-single-word="false" fo:text-indent="0in" style:auto-text-indent="false"/>
      <style:text-properties fo:color="#00000a" style:font-name="Verdana" fo:font-size="18pt" fo:language="en" fo:country="US" fo:font-weight="bold" style:font-size-asian="18pt" style:language-asian="en" style:country-asian="US" style:font-weight-asian="bold" style:font-name-complex="Verdana1" style:font-size-complex="18pt" style:font-weight-complex="bold"/>
    </style:style>
    <style:style style:name="P13" style:family="paragraph" style:parent-style-name="Text_20_body">
      <style:paragraph-properties fo:margin-left="0in" fo:margin-right="0.1146in" fo:margin-top="0.1146in" fo:margin-bottom="0.1146in" loext:contextual-spacing="false" style:line-height-at-least="0.1665in" fo:text-indent="0in" style:auto-text-indent="false"/>
    </style:style>
    <style:style style:name="P14" style:family="paragraph" style:parent-style-name="Standard">
      <style:paragraph-properties fo:margin-left="0in" fo:margin-right="0.1146in" fo:margin-top="0.1146in" fo:margin-bottom="0.1146in" loext:contextual-spacing="false" style:line-height-at-least="0.1665in" fo:text-indent="0in" style:auto-text-indent="false"/>
    </style:style>
    <style:style style:name="P15" style:family="paragraph" style:parent-style-name="Standard">
      <style:paragraph-properties fo:text-align="center" style:justify-single-word="false"/>
    </style:style>
    <style:style style:name="P16" style:family="paragraph" style:parent-style-name="Standard">
      <style:text-properties style:font-name="Verdana" fo:font-size="9pt" style:font-size-asian="9pt" style:font-name-complex="Verdana1" style:font-size-complex="9pt"/>
    </style:style>
    <style:style style:name="P17" style:family="paragraph" style:parent-style-name="Standard">
      <style:text-properties fo:color="#00000a"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P18" style:family="paragraph" style:parent-style-name="Standard">
      <style:text-properties fo:color="#0066ff" fo:font-size="18pt" fo:font-weight="bold" style:font-size-asian="18pt" style:font-weight-asian="bold" style:font-name-complex="Verdana1" style:font-size-complex="18pt" style:font-weight-complex="bold"/>
    </style:style>
    <style:style style:name="P19" style:family="paragraph" style:parent-style-name="Standard">
      <style:text-properties fo:color="#0066ff" fo:font-size="18pt" fo:font-weight="bold" style:font-size-asian="18pt" style:font-weight-asian="bold" style:font-size-complex="18pt" style:font-weight-complex="bold"/>
    </style:style>
    <style:style style:name="P20" style:family="paragraph" style:parent-style-name="Standard">
      <style:text-properties fo:color="#0066ff" fo:font-size="18pt" fo:language="en" fo:country="US" fo:font-weight="bold" style:font-size-asian="18pt" style:language-asian="en" style:country-asian="US" style:font-weight-asian="bold" style:font-size-complex="18pt" style:font-weight-complex="bold"/>
    </style:style>
    <style:style style:name="P21" style:family="paragraph" style:parent-style-name="Standard">
      <style:text-properties fo:font-size="18pt" style:font-size-asian="18pt"/>
    </style:style>
    <style:style style:name="P22" style:family="paragraph" style:parent-style-name="Standard">
      <style:text-properties fo:language="en" fo:country="US" fo:font-weight="bold" style:language-asian="en" style:country-asian="US" style:font-weight-asian="bold" style:font-weight-complex="bold"/>
    </style:style>
    <style:style style:name="P23" style:family="paragraph" style:parent-style-name="Standard">
      <style:text-properties style:font-name="Veranda" fo:font-size="9pt" style:font-size-asian="9pt" style:font-size-complex="9pt"/>
    </style:style>
    <style:style style:name="P24" style:family="paragraph" style:parent-style-name="Standard">
      <style:paragraph-properties fo:margin-left="0.5in" fo:margin-right="0in" fo:text-indent="0in" style:auto-text-indent="false"/>
    </style:style>
    <style:style style:name="P25" style:family="paragraph" style:parent-style-name="Standard">
      <style:paragraph-properties fo:margin-left="0in" fo:margin-right="0in" fo:text-indent="0in" style:auto-text-indent="false"/>
      <style:text-properties fo:color="#993300" style:font-name="Verdana" fo:font-size="9pt" fo:font-weight="bold" style:font-size-asian="9pt" style:font-weight-asian="bold" style:font-name-complex="Verdana1" style:font-size-complex="9pt" style:font-weight-complex="bold"/>
    </style:style>
    <style:style style:name="P26" style:family="paragraph" style:parent-style-name="Table_20_Contents">
      <style:paragraph-properties fo:margin-left="0.0311in" fo:margin-right="0.0311in" fo:margin-top="0in" fo:margin-bottom="0in" loext:contextual-spacing="false" fo:text-align="center" style:justify-single-word="false" fo:text-indent="0in" style:auto-text-indent="false"/>
    </style:style>
    <style:style style:name="P27" style:family="paragraph" style:parent-style-name="Sender">
      <style:paragraph-properties fo:text-align="center" style:justify-single-word="false"/>
    </style:style>
    <style:style style:name="P28" style:family="paragraph" style:parent-style-name="Standard">
      <style:paragraph-properties fo:margin-left="0.5in" fo:margin-right="0in" fo:text-indent="0in" style:auto-text-indent="false"/>
      <style:text-properties style:font-name="Verdana" fo:font-size="9pt" style:font-size-asian="9pt" style:font-name-complex="Verdana1" style:font-size-complex="9pt"/>
    </style:style>
    <style:style style:name="P29" style:family="paragraph" style:parent-style-name="Standard" style:list-style-name="WWNum2">
      <style:text-properties fo:color="#993300" style:font-name="Verdana" fo:font-size="9pt" fo:font-weight="normal" style:font-size-asian="9pt" style:font-weight-asian="normal" style:font-name-complex="Verdana1" style:font-size-complex="9pt" style:font-weight-complex="normal"/>
    </style:style>
    <style:style style:name="P30" style:family="paragraph" style:parent-style-name="Standard">
      <style:text-properties fo:color="#993300" style:font-name="Verdana" fo:font-size="9pt" fo:font-weight="bold" style:font-size-asian="9pt" style:font-weight-asian="bold" style:font-name-complex="Verdana1" style:font-size-complex="9pt" style:font-weight-complex="bold"/>
    </style:style>
    <style:style style:name="P31" style:family="paragraph" style:parent-style-name="Standard">
      <style:text-properties style:font-name="Verdana" fo:font-size="9pt" fo:font-weight="bold" style:font-size-asian="9pt" style:font-weight-asian="bold" style:font-name-complex="Verdana1" style:font-size-complex="9pt" style:font-weight-complex="bold"/>
    </style:style>
    <style:style style:name="P32" style:family="paragraph" style:parent-style-name="Standard">
      <style:text-properties style:font-name="Veranda" fo:font-size="9pt" style:font-size-asian="9pt" style:font-size-complex="9pt"/>
    </style:style>
    <style:style style:name="P33" style:family="paragraph" style:parent-style-name="Heading_20_1" style:list-style-name="WWNum2">
      <style:text-properties fo:color="#993300"/>
    </style:style>
    <style:style style:name="P34" style:family="paragraph" style:parent-style-name="Heading_20_1" style:list-style-name="WWNum2">
      <style:paragraph-properties fo:text-align="start" style:justify-single-word="false"/>
      <style:text-properties fo:color="#993300"/>
    </style:style>
    <style:style style:name="P35" style:family="paragraph" style:parent-style-name="Heading_20_1" style:list-style-name="WWNum2">
      <style:paragraph-properties fo:text-align="center" style:justify-single-word="false"/>
      <style:text-properties fo:font-size="14pt" style:font-size-asian="14pt" style:font-size-complex="14pt"/>
    </style:style>
    <style:style style:name="P36" style:family="paragraph" style:parent-style-name="Text_20_body">
      <style:paragraph-properties fo:margin-top="0in" fo:margin-bottom="0.0835in" loext:contextual-spacing="false" style:snap-to-layout-grid="false"/>
      <style:text-properties style:font-name="Verdana" fo:font-size="7pt" style:font-size-asian="7pt" style:font-name-complex="Verdana1" style:font-size-complex="7pt"/>
    </style:style>
    <style:style style:name="P37" style:family="paragraph" style:parent-style-name="Text_20_body">
      <style:text-properties style:use-window-font-color="true" style:font-name="Verdana" fo:font-size="9pt" style:font-size-asian="9pt" style:font-name-complex="Verdana1" style:font-size-complex="9pt"/>
    </style:style>
    <style:style style:name="P38" style:family="paragraph" style:parent-style-name="Text_20_body">
      <style:text-properties fo:font-weight="normal" style:font-weight-asian="normal" style:font-weight-complex="normal"/>
    </style:style>
    <style:style style:name="P39" style:family="paragraph" style:parent-style-name="Text_20_body">
      <style:text-properties style:font-name="Veranda" fo:font-size="9pt" style:font-size-asian="9pt" style:font-size-complex="9pt"/>
    </style:style>
    <style:style style:name="P40" style:family="paragraph" style:parent-style-name="Text_20_body">
      <style:paragraph-properties fo:margin-left="0.1146in" fo:margin-right="0.1146in" fo:margin-top="0.1146in" fo:margin-bottom="0.1146in" loext:contextual-spacing="false" style:line-height-at-least="0.1665in" fo:text-indent="0in" style:auto-text-indent="false"/>
      <style:text-properties fo:color="#666666" style:font-name="Verdana" fo:font-size="9pt" style:font-size-asian="9pt" style:font-name-complex="Verdana1"/>
    </style:style>
    <style:style style:name="P41" style:family="paragraph" style:parent-style-name="Heading_20_2" style:list-style-name="WWNum2">
      <style:text-properties fo:color="#993300" fo:font-size="20pt" style:font-size-asian="20pt" style:font-size-complex="20pt"/>
    </style:style>
    <style:style style:name="P42" style:family="paragraph" style:parent-style-name="Normal_20__28_Web_29_" style:master-page-name="Standard">
      <style:paragraph-properties fo:margin-top="0in" fo:margin-bottom="0in" loext:contextual-spacing="false" fo:text-align="center" style:justify-single-word="false" style:page-number="auto"/>
      <style:text-properties style:font-name="Times New Roman" fo:font-size="20pt" fo:font-weight="bold" style:font-size-asian="20pt" style:font-weight-asian="bold" style:font-name-complex="Times New Roman1" style:font-size-complex="20pt" style:font-weight-complex="bold"/>
    </style:style>
    <style:style style:name="P43" style:family="paragraph">
      <loext:graphic-properties draw:fill="solid" draw:fill-color="#aca899"/>
      <style:paragraph-properties fo:text-align="start"/>
      <style:text-properties fo:font-size="18pt"/>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Verdana" fo:font-size="9pt" style:font-size-asian="9pt" style:font-name-complex="Verdana1"/>
    </style:style>
    <style:style style:name="T4" style:family="text">
      <style:text-properties style:font-name="Verdana" fo:font-size="9pt" style:font-size-asian="9pt" style:font-name-complex="Verdana1" style:font-size-complex="9pt"/>
    </style:style>
    <style:style style:name="T5" style:family="text">
      <style:text-properties style:font-name="Verdana" fo:font-size="9pt" fo:font-weight="bold" style:font-size-asian="9pt" style:font-weight-asian="bold" style:font-name-complex="Verdana1" style:font-size-complex="9pt" style:font-weight-complex="bold"/>
    </style:style>
    <style:style style:name="T6" style:family="text">
      <style:text-properties style:font-name="Verdana" fo:font-size="7pt" style:font-size-asian="7pt" style:font-name-complex="Verdana1" style:font-size-complex="7pt"/>
    </style:style>
    <style:style style:name="T7" style:family="text">
      <style:text-properties fo:color="#0000ff" style:text-underline-style="solid" style:text-underline-width="auto" style:text-underline-color="font-color" fo:font-weight="bold" style:font-weight-asian="bold"/>
    </style:style>
    <style:style style:name="T8" style:family="text">
      <style:text-properties fo:color="#993300" style:font-name="Verdana" fo:font-size="9pt" fo:font-weight="bold" style:font-size-asian="9pt" style:font-weight-asian="bold" style:font-name-complex="Verdana1" style:font-size-complex="9pt" style:font-weight-complex="bold"/>
    </style:style>
    <style:style style:name="T9" style:family="text">
      <style:text-properties fo:color="#993300" style:font-name="Verdana" fo:font-size="9pt" fo:font-weight="normal" style:font-size-asian="9pt" style:font-weight-asian="normal" style:font-name-complex="Verdana1" style:font-size-complex="9pt" style:font-weight-complex="normal"/>
    </style:style>
    <style:style style:name="T10" style:family="text">
      <style:text-properties fo:color="#993300" style:font-name="Verdana" fo:font-size="9pt" style:font-size-asian="9pt" style:font-name-complex="Verdana1" style:font-size-complex="9pt"/>
    </style:style>
    <style:style style:name="T11" style:family="text">
      <style:text-properties fo:color="#990000" style:font-name="Verdana" fo:font-size="9pt" fo:font-weight="bold" style:font-size-asian="9pt" style:font-weight-asian="bold" style:font-name-complex="Verdana1" style:font-size-complex="9pt" style:font-weight-complex="bold"/>
    </style:style>
    <style:style style:name="T12" style:family="text">
      <style:text-properties fo:color="#990000" style:font-name="Verdana" fo:font-size="9pt" fo:font-weight="bold" style:font-size-asian="9pt" style:font-weight-asian="bold" style:font-name-complex="Verdana1" style:font-weight-complex="bold"/>
    </style:style>
    <style:style style:name="T13" style:family="text">
      <style:text-properties fo:color="#009900" style:font-name="Verdana" fo:font-size="12pt" fo:font-weight="bold" style:font-size-asian="12pt" style:font-weight-asian="bold" style:font-name-complex="Verdana1" style:font-size-complex="12pt" style:font-weight-complex="bold"/>
    </style:style>
    <style:style style:name="T14" style:family="text">
      <style:text-properties fo:color="#009900"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15" style:family="text">
      <style:text-properties fo:color="#2a4c96" style:font-name="Verdana" fo:font-size="12pt" fo:font-weight="bold" style:font-size-asian="12pt" style:font-weight-asian="bold" style:font-name-complex="Verdana1" style:font-size-complex="12pt" style:font-weight-complex="bold"/>
    </style:style>
    <style:style style:name="T16" style:family="text">
      <style:text-properties fo:color="#2a4c96" style:font-name="Verdana" fo:font-size="12pt" fo:language="en" fo:country="US" fo:font-weight="bold" style:font-size-asian="12pt" style:language-asian="en" style:country-asian="US" style:font-weight-asian="bold" style:font-name-complex="Verdana1" style:font-size-complex="12pt" style:font-weight-complex="bold"/>
    </style:style>
    <style:style style:name="T17" style:family="text">
      <style:text-properties fo:color="#2a4c96" style:font-name="Verdana" fo:font-size="9pt" fo:font-weight="normal" style:font-size-asian="9pt" style:font-weight-asian="normal" style:font-name-complex="Verdana1" style:font-size-complex="9pt" style:font-weight-complex="normal"/>
    </style:style>
    <style:style style:name="T18" style:family="text">
      <style:text-properties fo:color="#2a4c96" style:font-name="Verdana" fo:font-size="9pt" style:font-size-asian="9pt" style:font-name-complex="Verdana1"/>
    </style:style>
    <style:style style:name="T19" style:family="text">
      <style:text-properties fo:color="#2a4c96" style:font-name="Verdana" fo:font-size="9pt" style:font-size-asian="9pt" style:font-name-complex="Verdana1" style:font-size-complex="9pt"/>
    </style:style>
    <style:style style:name="T20" style:family="text">
      <style:text-properties fo:color="#2a4c96" style:font-name="Verdana" fo:font-size="9pt" fo:language="en" fo:country="US" style:font-size-asian="9pt" style:language-asian="en" style:country-asian="US" style:font-name-complex="Verdana1"/>
    </style:style>
    <style:style style:name="T21" style:family="text">
      <style:text-properties fo:color="#2a4c96" style:font-name="Verdana" fo:font-size="9pt" fo:language="en" fo:country="US" style:font-size-asian="9pt" style:language-asian="en" style:country-asian="US" style:font-name-complex="Verdana1" style:font-size-complex="9pt"/>
    </style:style>
    <style:style style:name="T22" style:family="text">
      <style:text-properties fo:color="#808080" style:font-name="Verdana" fo:font-size="9pt" fo:language="en" fo:country="US" style:font-size-asian="9pt" style:language-asian="en" style:country-asian="US" style:font-name-complex="Verdana1"/>
    </style:style>
    <style:style style:name="T23" style:family="text">
      <style:text-properties fo:color="#808080" style:font-name="Verdana" fo:font-size="9pt" fo:language="en" fo:country="US" style:font-size-asian="9pt" style:language-asian="en" style:country-asian="US" style:font-name-complex="Verdana1" style:font-size-complex="9pt"/>
    </style:style>
    <style:style style:name="T24" style:family="text">
      <style:text-properties style:use-window-font-color="true" style:font-name="Verdana" fo:font-size="9pt" style:font-size-asian="9pt" style:font-name-complex="Verdana1" style:font-size-complex="9pt"/>
    </style:style>
    <style:style style:name="T25" style:family="text">
      <style:text-properties fo:color="#ce181e" style:font-name="Verdana" fo:font-size="9pt" fo:font-weight="bold" style:font-size-asian="9pt" style:font-weight-asian="bold" style:font-name-complex="Verdana1" style:font-size-complex="9pt" style:font-weight-complex="bold"/>
    </style:style>
    <style:style style:name="T26" style:family="text">
      <style:text-properties fo:color="#00000a" style:font-name="Verdana" fo:font-size="9pt" style:font-size-asian="9pt" style:font-name-complex="Verdana1"/>
    </style:style>
    <style:style style:name="T27" style:family="text">
      <style:text-properties fo:color="#800000" style:font-name="Verdana" fo:font-size="9pt" fo:font-weight="bold" style:font-size-asian="9pt" style:font-weight-asian="bold" style:font-name-complex="Verdana1" style:font-weight-complex="bold"/>
    </style:style>
    <style:style style:name="T28" style:family="text">
      <style:text-properties fo:color="#800000" style:font-name="Verdana" fo:font-size="9pt" fo:font-weight="bold" style:font-size-asian="9pt" style:font-weight-asian="bold" style:font-name-complex="Verdana1" style:font-size-complex="9pt" style:font-weight-complex="bold"/>
    </style:style>
    <style:style style:name="T29" style:family="text">
      <style:text-properties fo:color="#800000" style:font-name="Verdana" fo:font-size="9pt" style:font-size-asian="9pt" style:font-name-complex="Verdana1"/>
    </style:style>
    <style:style style:name="T30" style:family="text">
      <style:text-properties fo:color="#000000"/>
    </style:style>
    <style:style style:name="T31" style:family="text">
      <style:text-properties fo:color="#000000" style:font-name="Verdana" fo:font-size="9pt" style:font-size-asian="9pt" style:font-name-complex="Verdana1" style:font-size-complex="9pt"/>
    </style:style>
    <style:style style:name="T32" style:family="text">
      <style:text-properties style:font-name="Veranda" fo:font-size="9pt" style:font-size-asian="9pt" style:font-size-complex="9pt"/>
    </style:style>
    <style:style style:name="T33" style:family="text">
      <style:text-properties style:font-name="Veranda" fo:font-size="9pt" fo:font-style="italic" style:font-size-asian="9pt" style:font-style-asian="italic" style:font-size-complex="9pt" style:font-style-complex="italic"/>
    </style:style>
    <style:style style:name="T34" style:family="text">
      <style:text-properties fo:color="#666666" style:font-name="Verdana" fo:font-size="9pt" style:font-size-asian="9pt" style:font-name-complex="Verdana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ca899" draw:textarea-vertical-align="top" draw:auto-grow-height="false" fo:min-height="0in" fo:min-width="45.3252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in" draw:fill="solid" draw:fill-color="#aca899" draw:textarea-vertical-align="top" draw:auto-grow-height="false" fo:min-height="0in" fo:min-width="45.3189in" fo:padding-top="0.0492in" fo:padding-bottom="0.0492in" fo:padding-left="0.0984in" fo:padding-right="0.0984in" fo:wrap-option="wrap" style:run-through="foreground" style:vertical-pos="top" style:vertical-rel="baselin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Andrew DeFaria</text:p>
      <text:p text:style-name="P6"/>
      <text:p text:style-name="P27">14435 South 48<text:span text:style-name="T1">th</text:span> Street #2083</text:p>
      <text:p text:style-name="P27">Phoenix, Arizona -6440</text:p>
      <text:p text:style-name="P5"><text:span text:style-name="T2">Phone: 408-596-4937<text:line-break/>Email: </text:span><text:a xlink:type="simple" xlink:href="mailto:Andrew@DeFaria.com" text:style-name="ListLabel_20_61" text:visited-style-name="ListLabel_20_61"><text:span text:style-name="Internet_20_link"><text:span text:style-name="T2">Andrew@DeFaria.com</text:span></text:span></text:a></text:p>
      <text:p text:style-name="P5"/>
      <text:p text:style-name="P15"><text:span text:style-name="T4">For the most up to date copy of this resume see </text:span><text:a xlink:type="simple" xlink:href="http://defaria.com/resume" text:style-name="ListLabel_20_62" text:visited-style-name="ListLabel_20_62"><text:span text:style-name="Internet_20_link"><text:span text:style-name="T4">http://defaria.com/resume</text:span></text:span></text:a></text:p>
      <text:p text:style-name="Standard"/>
      <table:table table:name="Table1" table:style-name="Table1">
        <table:table-column table:style-name="Table1.A"/>
        <table:table-row table:style-name="Table1.1">
          <table:table-cell table:style-name="Table1.A1" office:value-type="string">
            <text:p text:style-name="P26"><draw:frame draw:style-name="fr1" draw:name="Image1" text:anchor-type="paragraph" svg:width="3.5in" svg:height="0.5138in" draw:z-index="24"><draw:image xlink:href="Pictures/100002010000011E0000002A82DBCD3AE95B9EC6.png" xlink:type="simple" xlink:show="embed" xlink:actuate="onLoad" loext:mime-type="image/png"/></draw:frame><draw:frame draw:style-name="fr2" draw:name="Image2" text:anchor-type="char" svg:x="0.1598in" svg:y="0.5626in" svg:width="3.3063in" svg:height="0.2362in" draw:z-index="0"><draw:image xlink:href="Pictures/10000201000000EE000000110C59534AB02A3C07.png" xlink:type="simple" xlink:show="embed" xlink:actuate="onLoad" loext:mime-type="image/png"/></draw:frame><text:span text:style-name="Internet_20_link"><text:span text:style-name="T7"><text:line-break/></text:span></text:span><text:a xlink:type="simple" xlink:href="http://clearscm.com/Resumes/Andrew/AWS%20Certified%20Solutions%20Architect%20-%20Associate%20certificate.pdf" text:style-name="ListLabel_20_63" text:visited-style-name="ListLabel_20_63"><text:span text:style-name="Internet_20_link"><text:span text:style-name="T7"> Validation Number: 4Q2XDJDCK1EE1HC5</text:span></text:span></text:a></text:p>
          </table:table-cell>
        </table:table-row>
      </table:table>
      <text:p text:style-name="Text_20_body"/>
      <text:list xml:id="list765702095" text:style-name="WWNum2">
        <text:list-item>
          <text:h text:style-name="P33" text:outline-level="1">Objective</text:h>
        </text:list-item>
      </text:list>
      <text:p text:style-name="P28">To work with state of the art operating systems and networks to insure the smooth running of an organization's information flow.</text:p>
      <text:p text:style-name="P16"/>
      <text:list xml:id="list164154752740184" text:continue-numbering="true" text:style-name="WWNum2">
        <text:list-item>
          <text:h text:style-name="P33" text:outline-level="1">Hardware</text:h>
        </text:list-item>
      </text:list>
      <text:p text:style-name="P24"><text:span text:style-name="T4">Workstations and servers from Sun, HP as well as various other manufactures of Linux systems.</text:span> </text:p>
      <text:p text:style-name="Standard"/>
      <text:list xml:id="list164153962948273" text:continue-numbering="true" text:style-name="WWNum2">
        <text:list-item>
          <text:h text:style-name="P33" text:outline-level="1">Operating Systems</text:h>
        </text:list-item>
      </text:list>
      <text:p text:style-name="P24"><text:span text:style-name="T8">Linux</text:span><text:span text:style-name="T4"> (Redhat, Centos, Ubuntu), </text:span><text:span text:style-name="T8">Windows</text:span><text:span text:style-name="T9">,</text:span><text:span text:style-name="T4"> </text:span><text:span text:style-name="T8">Unix</text:span><text:span text:style-name="T10"> </text:span><text:span text:style-name="T4">(Solaris, HP-UX), <text:s/></text:span><text:a xlink:type="simple" xlink:href="http://cygwin.com/" text:style-name="ListLabel_20_64" text:visited-style-name="ListLabel_20_64"><text:span text:style-name="Internet_20_link"><text:span text:style-name="T11">Cygwin</text:span></text:span></text:a></text:p>
      <text:p text:style-name="Standard"/>
      <text:list xml:id="list164153275078773" text:continue-numbering="true" text:style-name="WWNum2">
        <text:list-item>
          <text:h text:style-name="P33" text:outline-level="1">Networking</text:h>
        </text:list-item>
      </text:list>
      <text:p text:style-name="P24"><text:span text:style-name="T4">TCP/IP, Windows and Linux Networking, </text:span><text:span text:style-name="T8">Active Directory/LDAP,</text:span><text:span text:style-name="T4"> </text:span><text:span text:style-name="T8">Samba</text:span></text:p>
      <text:p text:style-name="P25"/>
      <text:list xml:id="list164153137462778" text:continue-numbering="true" text:style-name="WWNum2">
        <text:list-item>
          <text:h text:style-name="P33" text:outline-level="1">Software</text:h>
        </text:list-item>
        <text:list-item>
          <text:p text:style-name="P29"/>
        </text:list-item>
      </text:list>
      <table:table table:name="Table2" table:style-name="Table2">
        <table:table-column table:style-name="Table2.A"/>
        <table:table-column table:style-name="Table2.B"/>
        <table:table-row table:style-name="Table2.1">
          <table:table-cell table:style-name="Table2.A1" office:value-type="string">
            <text:p text:style-name="P31">Version Control Systems</text:p>
          </table:table-cell>
          <table:table-cell table:style-name="Table2.B1" office:value-type="string">
            <text:p text:style-name="Standard"><text:span text:style-name="T8">Git</text:span><text:span text:style-name="T4">, </text:span><text:span text:style-name="T8">Perforce</text:span><text:span text:style-name="T4">, </text:span><text:span text:style-name="T8">Clearcase</text:span><text:span text:style-name="T4"> </text:span></text:p>
          </table:table-cell>
        </table:table-row>
        <table:table-row table:style-name="Table2.1">
          <table:table-cell table:style-name="Table2.A1" office:value-type="string">
            <text:p text:style-name="P31">Issue Tracking</text:p>
          </table:table-cell>
          <table:table-cell table:style-name="Table2.B1" office:value-type="string">
            <text:p text:style-name="Standard"><text:span text:style-name="T8">JIRA</text:span><text:span text:style-name="T4">, </text:span><text:span text:style-name="T8">Clearquest</text:span><text:span text:style-name="T5">,</text:span><text:span text:style-name="T8"> Bugzilla</text:span></text:p>
          </table:table-cell>
        </table:table-row>
        <table:table-row table:style-name="Table2.1">
          <table:table-cell table:style-name="Table2.A1" office:value-type="string">
            <text:p text:style-name="P31">Languages</text:p>
          </table:table-cell>
          <table:table-cell table:style-name="Table2.B1" office:value-type="string">
            <text:p text:style-name="Standard"><text:span text:style-name="T8">Perl</text:span><text:span text:style-name="T5">,</text:span><text:span text:style-name="T8"> Bash</text:span><text:span text:style-name="T5">,</text:span><text:span text:style-name="T8"> PHP</text:span><text:span text:style-name="T5">,</text:span><text:span text:style-name="T8"> C++, C, Ada, TCL</text:span></text:p>
          </table:table-cell>
        </table:table-row>
        <table:table-row table:style-name="Table2.1">
          <table:table-cell table:style-name="Table2.A1" office:value-type="string">
            <text:p text:style-name="P31">Middleware</text:p>
          </table:table-cell>
          <table:table-cell table:style-name="Table2.B1" office:value-type="string">
            <text:p text:style-name="Standard"><text:span text:style-name="T11">Apache</text:span><text:span text:style-name="T5">,</text:span><text:span text:style-name="T8"> Tomcat</text:span><text:span text:style-name="T5">,</text:span><text:span text:style-name="T8"> Samba</text:span><text:span text:style-name="T5">,</text:span><text:span text:style-name="T8"> Winbind</text:span><text:span text:style-name="T5">,</text:span><text:span text:style-name="T8"> LDAP, REST</text:span></text:p>
          </table:table-cell>
        </table:table-row>
        <table:table-row table:style-name="Table2.1">
          <table:table-cell table:style-name="Table2.A1" office:value-type="string">
            <text:p text:style-name="P31">Web apps</text:p>
          </table:table-cell>
          <table:table-cell table:style-name="Table2.B1" office:value-type="string">
            <text:p text:style-name="Standard"><text:span text:style-name="T8">JIRA</text:span><text:span text:style-name="T5">,</text:span><text:span text:style-name="T8"> Confluence</text:span><text:span text:style-name="T5">,</text:span><text:span text:style-name="T8"> Swarm</text:span></text:p>
          </table:table-cell>
        </table:table-row>
        <table:table-row table:style-name="Table2.1">
          <table:table-cell table:style-name="Table2.A1" office:value-type="string">
            <text:p text:style-name="P31">Databases</text:p>
          </table:table-cell>
          <table:table-cell table:style-name="Table2.B1" office:value-type="string">
            <text:p text:style-name="P30">MySQL, Oracle</text:p>
          </table:table-cell>
        </table:table-row>
        <table:table-row table:style-name="Table2.1">
          <table:table-cell table:style-name="Table2.A1" office:value-type="string">
            <text:p text:style-name="P31">Continuous Integration</text:p>
          </table:table-cell>
          <table:table-cell table:style-name="Table2.B1" office:value-type="string">
            <text:p text:style-name="P30">Build Forge, Electric Commander, Jenkins</text:p>
          </table:table-cell>
        </table:table-row>
        <table:table-row table:style-name="Table2.1">
          <table:table-cell table:style-name="Table2.A1" office:value-type="string">
            <text:p text:style-name="P31">Virtualization</text:p>
          </table:table-cell>
          <table:table-cell table:style-name="Table2.B1" office:value-type="string">
            <text:p text:style-name="P30">VMWare, VirtualBox</text:p>
          </table:table-cell>
        </table:table-row>
        <table:table-row table:style-name="Table2.1">
          <table:table-cell table:style-name="Table2.A1" office:value-type="string">
            <text:p text:style-name="P31">Cloud Computing</text:p>
          </table:table-cell>
          <table:table-cell table:style-name="Table2.B1" office:value-type="string">
            <text:p text:style-name="P30">AWS: EC2, IAM, S3, Glacier, CloudFront, Route53, VPC</text:p>
          </table:table-cell>
        </table:table-row>
      </table:table>
      <text:p text:style-name="Standard"/>
      <text:list xml:id="list164153136215608" text:continue-numbering="true" text:style-name="WWNum2">
        <text:list-item>
          <text:h text:style-name="P34" text:outline-level="1">Education</text:h>
        </text:list-item>
      </text:list>
      <text:p text:style-name="P28">A.A.S. in Computer Science from Union County College in Scotch Plains, New Jersey. Continued studies at Fairleigh Dickenson University, <text:s/>San Jose State University, Mission College and Chico State in pursuit of my degree.</text:p>
      <text:p text:style-name="P16"/>
      <text:list xml:id="list164154166345328" text:continue-numbering="true" text:style-name="WWNum2">
        <text:list-item>
          <text:h text:style-name="P33" text:outline-level="1"><text:soft-page-break/>References</text:h>
        </text:list-item>
      </text:list>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7"><text:a xlink:type="simple" xlink:href="http://www.linkedin.com/profile/view?id=276869" text:style-name="ListLabel_20_65" text:visited-style-name="ListLabel_20_65"><text:span text:style-name="Internet_20_link"><text:span text:style-name="T6">Tom Connor</text:span></text:span></text:a></text:p>
          </table:table-cell>
          <table:table-cell table:style-name="Table3.A1" office:value-type="string">
            <text:p text:style-name="P36"><text:bookmark text:name="gc-number-1"/>(512)-422-1172</text:p>
          </table:table-cell>
          <table:table-cell table:style-name="Table3.A1" office:value-type="string">
            <text:p text:style-name="P7"><text:a xlink:type="simple" xlink:href="javascript:void(0)" text:style-name="ListLabel_20_65" text:visited-style-name="ListLabel_20_65"><text:span text:style-name="Internet_20_link"><text:span text:style-name="T6">@yahoo.com</text:span></text:span></text:a><text:a xlink:type="simple" xlink:href="javascript:void(0)" text:style-name="ListLabel_20_65" text:visited-style-name="ListLabel_20_65"><text:span text:style-name="Internet_20_link"><text:span text:style-name="T6">tomhillconnor</text:span></text:span></text:a></text:p>
          </table:table-cell>
          <table:table-cell table:style-name="Table3.D1" office:value-type="string">
            <text:p text:style-name="P36">Coworker, Consultant</text:p>
          </table:table-cell>
        </table:table-row>
        <table:table-row table:style-name="Table3.1">
          <table:table-cell table:style-name="Table3.A1" office:value-type="string">
            <text:p text:style-name="P7"><text:a xlink:type="simple" xlink:href="http://www.linkedin.com/profile/view?id=700521" text:style-name="ListLabel_20_65" text:visited-style-name="ListLabel_20_65"><text:span text:style-name="Internet_20_link"><text:span text:style-name="T6">Jame Chen</text:span></text:span></text:a></text:p>
          </table:table-cell>
          <table:table-cell table:style-name="Table3.A1" office:value-type="string">
            <text:p text:style-name="P36"><text:bookmark text:name="gc-number-2"/>(408)-845-5360</text:p>
          </table:table-cell>
          <table:table-cell table:style-name="Table3.A1" office:value-type="string">
            <text:p text:style-name="P7"><text:a xlink:type="simple" xlink:href="javascript:void(0)" text:style-name="ListLabel_20_65" text:visited-style-name="ListLabel_20_65"><text:span text:style-name="Internet_20_link"><text:span text:style-name="T6">jchen@salira.com</text:span></text:span></text:a></text:p>
          </table:table-cell>
          <table:table-cell table:style-name="Table3.D1" office:value-type="string">
            <text:p text:style-name="P36">Vice President of Engineering, Salira Optical Network Systems</text:p>
          </table:table-cell>
        </table:table-row>
        <table:table-row table:style-name="Table3.1">
          <table:table-cell table:style-name="Table3.A1" office:value-type="string">
            <text:p text:style-name="P7"><text:a xlink:type="simple" xlink:href="http://www.linkedin.com/profile/view?id=12113821" text:style-name="ListLabel_20_65" text:visited-style-name="ListLabel_20_65"><text:span text:style-name="Internet_20_link"><text:span text:style-name="T6">Omair Ahmed</text:span></text:span></text:a></text:p>
          </table:table-cell>
          <table:table-cell table:style-name="Table3.A1" office:value-type="string">
            <text:p text:style-name="P36">(224) 715-9786</text:p>
          </table:table-cell>
          <table:table-cell table:style-name="Table3.A1" office:value-type="string">
            <text:p text:style-name="P7"><text:a xlink:type="simple" xlink:href="mailto:Omair.Ahmed@ge.com" text:style-name="ListLabel_20_65" text:visited-style-name="ListLabel_20_65"><text:span text:style-name="Internet_20_link"><text:span text:style-name="T6">omair.ahmed@ge.com</text:span></text:span></text:a></text:p>
          </table:table-cell>
          <table:table-cell table:style-name="Table3.D1" office:value-type="string">
            <text:p text:style-name="P36">Coworker, General Electric</text:p>
          </table:table-cell>
        </table:table-row>
        <table:table-row table:style-name="Table3.1">
          <table:table-cell table:style-name="Table3.A1" office:value-type="string">
            <text:p text:style-name="P7"><text:a xlink:type="simple" xlink:href="http://www.linkedin.com/profile/view?id=1023014" text:style-name="ListLabel_20_65" text:visited-style-name="ListLabel_20_65"><text:span text:style-name="Internet_20_link"><text:span text:style-name="T6">Shivdutt Jha</text:span></text:span></text:a></text:p>
          </table:table-cell>
          <table:table-cell table:style-name="Table3.A1" office:value-type="string">
            <text:p text:style-name="P36"><text:bookmark text:name="gc-number-3"/>(408)-806-3476</text:p>
          </table:table-cell>
          <table:table-cell table:style-name="Table3.A1" office:value-type="string">
            <text:p text:style-name="P7"><text:a xlink:type="simple" xlink:href="javascript:void(0)" text:style-name="ListLabel_20_65" text:visited-style-name="ListLabel_20_65"><text:span text:style-name="Internet_20_link"><text:span text:style-name="T6">shivdutt_jha@hotmail.com</text:span></text:span></text:a></text:p>
          </table:table-cell>
          <table:table-cell table:style-name="Table3.D1" office:value-type="string">
            <text:p text:style-name="P36">Coworker, Consultant</text:p>
          </table:table-cell>
        </table:table-row>
      </table:table>
      <text:p text:style-name="Standard"/>
      <text:list xml:id="list164154592182357" text:continue-numbering="true" text:style-name="WWNum2">
        <text:list-item>
          <text:list>
            <text:list-item>
              <text:h text:style-name="P41" text:outline-level="2">Clients</text:h>
            </text:list-item>
          </text:list>
        </text:list-item>
      </text:list>
      <text:p text:style-name="Standard"><draw:custom-shape text:anchor-type="as-char" draw:z-index="2"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21" text:anchor-type="paragraph" svg:x="-0.028in" svg:y="0in" svg:width="4.5138in" svg:height="1.0417in" draw:z-index="25"><draw:image xlink:href="Pictures/10000000000001450000004B77F58501E331C2F7.jpg" xlink:type="simple" xlink:show="embed" xlink:actuate="onLoad" loext:mime-type="image/jpeg"/></draw:frame></text:p>
      <text:p text:style-name="P18"/>
      <text:p text:style-name="P18"/>
      <text:p text:style-name="P17"/>
      <text:p text:style-name="Text_20_body"><text:a xlink:type="simple" xlink:href="https://defaria-status.blogspot.com/search/label/General%20Dynamics" text:style-name="ListLabel_20_66" text:visited-style-name="ListLabel_20_66"><text:span text:style-name="Internet_20_link"><text:span text:style-name="T13">General Dynamics</text:span></text:span></text:a><text:span text:style-name="T15"> </text:span><text:span text:style-name="T17">March</text:span><text:span text:style-name="T18"> 2018 – Present</text:span><text:span text:style-name="T20"> </text:span><text:span text:style-name="T22">(Contract)</text:span></text:p>
      <text:p text:style-name="P37">For this technology refresh of over a decade ago, I was instrumental in setting up and maintain dozens of Solaris 5.11 zone systems and served as the primary Solaris System Administrator. This includes setup of many services like NIS, DNS, NTP, SMTP, AutoFS as well as a standard set of tools.</text:p>
      <text:p text:style-name="Text_20_body"><text:span text:style-name="T24">Introduced </text:span><text:span text:style-name="T8">Puppet</text:span><text:span text:style-name="T24"> to the group and served as the </text:span><text:span text:style-name="T8">Puppet Master</text:span><text:span text:style-name="T24">.</text:span></text:p>
      <text:p text:style-name="Text_20_body"><text:span text:style-name="T24">Created Windows based </text:span><text:span text:style-name="T25">VMs</text:span><text:span text:style-name="T24"> for specific roles such as </text:span><text:span text:style-name="T25">BuildForge Console</text:span><text:span text:style-name="T24">, Application server, Domain Controllers, etc. These were managed under </text:span><text:span text:style-name="T8">vCenter</text:span><text:span text:style-name="T24">.</text:span></text:p>
      <text:p text:style-name="Text_20_body"><text:span text:style-name="T24">Developed </text:span><text:span text:style-name="T25">Perl</text:span><text:span text:style-name="T24"> scripts for validation testing of </text:span><text:span text:style-name="T25">Clearcase</text:span><text:span text:style-name="T24"> and </text:span><text:span text:style-name="T25">Clearquest</text:span><text:span text:style-name="T24">. Developed a Clearcase enhanced monitoring tool to monitor servers, loadavg and filesystems as well as Clearcase objects like VOBs and views.</text:span></text:p>
      <text:p text:style-name="Standard"><draw:custom-shape text:anchor-type="as-char" draw:z-index="3"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1"><draw:frame draw:style-name="fr4" draw:name="Image3" text:anchor-type="char" svg:x="0.0161in" svg:y="0.0311in" svg:width="1.8437in" svg:height="1.0102in" draw:z-index="1"><draw:image xlink:href="Pictures/10000200000000B100000061B2F86C16A63E82B0.gif" xlink:type="simple" xlink:show="embed" xlink:actuate="onLoad" loext:mime-type="image/gif"/></draw:frame></text:p>
      <text:p text:style-name="P2"/>
      <text:p text:style-name="P2"/>
      <text:p text:style-name="P1"/>
      <text:p text:style-name="P8"><text:span text:style-name="T14">Broadcom</text:span><text:span text:style-name="T16"> </text:span><text:span text:style-name="T20">August 2016 – January 2018 </text:span><text:span text:style-name="T22">(Contract)</text:span></text:p>
      <text:p text:style-name="P8"><text:span text:style-name="T26">Converted an internal project from a </text:span><text:span text:style-name="T27">Jenkins</text:span><text:span text:style-name="T29">/</text:span><text:span text:style-name="T27">Perforce</text:span><text:span text:style-name="T26"> build system to the Broadcom/Avago standard of </text:span><text:span text:style-name="T27">Electric Commander</text:span><text:span text:style-name="T29">/</text:span><text:span text:style-name="T27">Git</text:span><text:span text:style-name="T26">. Developed Perl scripts to sign of executables and remotely execute commands on Windows systems using </text:span><text:span text:style-name="T27">Cygwin/ssh</text:span><text:span text:style-name="T26"> thus streamlining and standardizing remote building and signing of executables.</text:span></text:p>
      <text:p text:style-name="P10"><draw:custom-shape text:anchor-type="as-char" draw:z-index="4"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1"><draw:frame draw:style-name="fr3" draw:name="Image4" text:anchor-type="paragraph" svg:x="-0.0146in" svg:y="0.0102in" svg:width="0.8in" svg:height="0.6398in" draw:z-index="26"><draw:image xlink:href="Pictures/10000201000000A000000080347B3189F35E1056.png" xlink:type="simple" xlink:show="embed" xlink:actuate="onLoad" loext:mime-type="image/png"/></draw:frame></text:p>
      <text:p text:style-name="P1"/>
      <text:p text:style-name="P8"><text:span text:style-name="T13">ICANN</text:span><text:span text:style-name="T15"> </text:span><text:span text:style-name="T18">May 2016 – July 2016</text:span><text:span text:style-name="T20"> </text:span><text:span text:style-name="T22">(Contract)</text:span></text:p>
      <text:p text:style-name="P8"><text:span text:style-name="T26">Developed </text:span><text:a xlink:type="simple" xlink:href="https://en.wikipedia.org/wiki/Registration_Data_Access_Protocol" text:style-name="ListLabel_20_67" text:visited-style-name="ListLabel_20_67"><text:span text:style-name="Internet_20_link"><text:span text:style-name="T26">RDAP</text:span></text:span></text:a><text:span text:style-name="T26"> server for testing SLA compliance of various TLD registrars around the world.</text:span></text:p>
      <text:p text:style-name="P10"><draw:custom-shape text:anchor-type="as-char" draw:z-index="5"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frame draw:style-name="fr3" draw:name="Image5" text:anchor-type="paragraph" svg:x="0.0311in" svg:y="0in" svg:width="3.25in" svg:height="0.8126in" draw:z-index="27"><draw:image xlink:href="Pictures/10000201000001380000004EA5FC2432FA50CDCC.png" xlink:type="simple" xlink:show="embed" xlink:actuate="onLoad" loext:mime-type="image/png"/></draw:frame></text:p>
      <text:p text:style-name="P14"/>
      <text:p text:style-name="P14"/>
      <text:p text:style-name="P38"><text:s text:c="2"/>A Knowles Company</text:p>
      <text:p text:style-name="P9"><text:a xlink:type="simple" xlink:href="https://defaria-status.blogspot.com/search/label/Audience" text:style-name="ListLabel_20_66" text:visited-style-name="ListLabel_20_66"><text:span text:style-name="Internet_20_link"><text:span text:style-name="T13">Audience</text:span></text:span></text:a><text:span text:style-name="T15"> </text:span><text:span text:style-name="T18">March 2014 – April 2016</text:span><text:span text:style-name="T20"> </text:span><text:span text:style-name="T22">(Contract)</text:span><text:span text:style-name="T18"><text:line-break/><text:line-break/></text:span><text:bookmark-start text:name="__DdeLink__129_1524881868"/><text:span text:style-name="T27">Devops Admin:</text:span><text:bookmark-end text:name="__DdeLink__129_1524881868"/><text:span text:style-name="T3"> Initially wrote scripts to import data from </text:span><text:span text:style-name="T12">Bugzilla</text:span><text:span text:style-name="T3"> and other sources to </text:span><text:span text:style-name="T12">JIRA</text:span><text:span text:style-name="T3"> thus automating the migration of several projects. Also administered </text:span><text:span text:style-name="T12">Linux</text:span><text:span text:style-name="T3"> (</text:span><text:span text:style-name="T12">Centos</text:span><text:span text:style-name="T3">/</text:span><text:span text:style-name="T12">Ubuntu</text:span><text:span text:style-name="T3">/</text:span><text:span text:style-name="T12">Redhat Enterprise</text:span><text:span text:style-name="T3">) managing VM images in Vsphere, </text:span><text:span text:style-name="T12">Perforce</text:span><text:span text:style-name="T3">, </text:span><text:span text:style-name="T12">Swarm</text:span><text:span text:style-name="T3">, </text:span><text:span text:style-name="T12">Git Fusion.</text:span></text:p>
      <text:p text:style-name="P8"><text:span text:style-name="T3">Added functionality to custom build system that utilized </text:span><text:span text:style-name="T12">Perl</text:span><text:span text:style-name="T3">/</text:span><text:span text:style-name="T12">PHP</text:span><text:span text:style-name="T3">/</text:span><text:span text:style-name="T12">Apache</text:span><text:span text:style-name="T3">/</text:span><text:span text:style-name="T12">Linux</text:span><text:span text:style-name="T3">/</text:span><text:span text:style-name="T12">Windows</text:span><text:span text:style-name="T3"> servers to allow engineers in the field to remotely perform customized builds. Integrated </text:span><text:span text:style-name="T12">Bugzilla</text:span><text:span text:style-name="T3"> and Perforce (P4DTG). Assisted with JIRA setup and integration of </text:span><text:span text:style-name="T12">Salesforce</text:span><text:span text:style-name="T3"> with JIRA. Assisted in the migration for users to new Knowles domain.</text:span></text:p>
      <text:p text:style-name="P14"><draw:custom-shape text:anchor-type="as-char" draw:z-index="6"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4"><draw:frame draw:style-name="fr3" draw:name="Image6" text:anchor-type="paragraph" svg:x="0.0575in" svg:y="0in" svg:width="2.302in" svg:height="0.4374in" draw:z-index="28"><draw:image xlink:href="Pictures/10000201000000DD0000002A5A4D7A74BA9A704D.png" xlink:type="simple" xlink:show="embed" xlink:actuate="onLoad" loext:mime-type="image/png"/></draw:frame></text:p>
      <text:p text:style-name="P12"/>
      <text:p text:style-name="P8"><text:span text:style-name="T13">Axcient</text:span><text:span text:style-name="T15"> </text:span><text:span text:style-name="T18">July 2013 - Dec 2013</text:span><text:span text:style-name="T20"> </text:span><text:span text:style-name="T22">(Contract)</text:span></text:p>
      <text:p text:style-name="P8"><text:span text:style-name="T3">Worked as a </text:span><text:span text:style-name="T27">Build and Release Engineer</text:span><text:span text:style-name="T3"> for AxOS. The Axcient product is a customized derivative of </text:span><text:span text:style-name="T27">Ubuntu</text:span><text:span text:style-name="T3">. The SCM system being used is </text:span><text:span text:style-name="T27">git</text:span><text:span text:style-name="T3">. Developed and standardized procedures for performing builds.</text:span></text:p>
      <text:p text:style-name="P10"><draw:custom-shape text:anchor-type="as-char" draw:z-index="7"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7" text:anchor-type="paragraph" svg:x="0.0472in" svg:y="-0.0102in" svg:width="1.8437in" svg:height="1.0102in" draw:z-index="29"><draw:image xlink:href="Pictures/10000200000000B100000061B2F86C16A63E82B0.gif" xlink:type="simple" xlink:show="embed" xlink:actuate="onLoad" loext:mime-type="image/gif"/></draw:frame></text:p>
      <text:p text:style-name="P19"/>
      <text:p text:style-name="P19"/>
      <text:p text:style-name="P19"/>
      <text:p text:style-name="P17"/>
      <text:p text:style-name="Text_20_body"><text:a xlink:type="simple" xlink:href="https://defaria-status.blogspot.com/search/label/Broadcom" text:style-name="ListLabel_20_66" text:visited-style-name="ListLabel_20_66"><text:span text:style-name="Internet_20_link"><text:span text:style-name="T13">Broadcom</text:span></text:span></text:a><text:span text:style-name="T15"> </text:span><text:span text:style-name="T18">December 2011 – April 2013</text:span><text:span text:style-name="T20"> </text:span><text:span text:style-name="T22">(Contract)</text:span></text:p>
      <text:p text:style-name="Text_20_body"><text:span text:style-name="T28">Clearquest Designer</text:span><text:span text:style-name="T31">: Maintained Clearquest instances implementing functionality with </text:span><text:span text:style-name="T28">Visual Basic</text:span><text:span text:style-name="T31">. Using ClearSCM's </text:span><text:a xlink:type="simple" xlink:href="http://clearscm.com/php/scm_man.php?file=lib/Clearcase.pm" text:style-name="ListLabel_20_62" text:visited-style-name="ListLabel_20_62"><text:span text:style-name="Internet_20_link"><text:span text:style-name="T4">Clearquest</text:span></text:span></text:a><text:span text:style-name="T31">, </text:span><text:a xlink:type="simple" xlink:href="http://clearscm.com/php/scm_man.php?file=lib/Clearquest/Client.pm" text:style-name="ListLabel_20_62" text:visited-style-name="ListLabel_20_62"><text:span text:style-name="Internet_20_link"><text:span text:style-name="T4">Clearquest::Client</text:span></text:span></text:a><text:span text:style-name="T31"> and </text:span><text:a xlink:type="simple" xlink:href="http://clearscm.com/php/scm_man.php?file=lib/Clearquest/REST.pm" text:style-name="ListLabel_20_62" text:visited-style-name="ListLabel_20_62"><text:span text:style-name="Internet_20_link"><text:span text:style-name="T4">Clearquest::REST</text:span></text:span></text:a><text:span text:style-name="T31"> modules created </text:span><text:span text:style-name="T28">Perforce</text:span><text:span text:style-name="T31"> and </text:span><text:span text:style-name="T28">Git</text:span><text:span text:style-name="T31"> triggers to automate builds updating Clearquest in the process.</text:span></text:p>
      <text:p text:style-name="P13"><text:soft-page-break/><text:span text:style-name="T31">Migrated a project from their unsupported build environment into the standard </text:span><text:a xlink:type="simple" xlink:href="http://www.electric-cloud.com/products/electriccommander.php" text:style-name="ListLabel_20_68" text:visited-style-name="ListLabel_20_68"><text:span text:style-name="Internet_20_link"><text:span text:style-name="T28">Electric Commander</text:span></text:span></text:a><text:span text:style-name="T31">/</text:span><text:span text:style-name="T28">Perforce </text:span><text:span text:style-name="T31">based solution using </text:span><text:span text:style-name="T28">Cygwin</text:span><text:span text:style-name="T31">, </text:span><text:span text:style-name="T28">bash</text:span><text:span text:style-name="T31"> and </text:span><text:span text:style-name="T28">LSF</text:span><text:span text:style-name="T31"> to farm builds out to a pool of </text:span><text:span text:style-name="T28">Windows</text:span><text:span text:style-name="T31"> servers to perform builds. Builds were done using </text:span><text:span text:style-name="T28">Visual Studio</text:span><text:span text:style-name="T31"> 8.0, 9.0 and 10.0 Windows Servers triggered by Perforce triggers at code checkin.</text:span></text:p>
      <text:p text:style-name="P14"><draw:custom-shape text:anchor-type="as-char" draw:z-index="8"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0"><draw:frame draw:style-name="fr3" draw:name="Image8" text:anchor-type="paragraph" svg:x="0.0417in" svg:y="-0.0311in" svg:width="1.25in" svg:height="0.5728in" draw:z-index="30"><draw:image xlink:href="Pictures/1000000000000078000000377B639B7EEFE38249.png" xlink:type="simple" xlink:show="embed" xlink:actuate="onLoad" loext:mime-type="image/png"/></draw:frame></text:p>
      <text:p text:style-name="P17"/>
      <text:p text:style-name="P22"/>
      <text:p text:style-name="Text_20_body"><text:a xlink:type="simple" xlink:href="https://defaria-status.blogspot.com/search/label/Tellabs" text:style-name="ListLabel_20_66" text:visited-style-name="ListLabel_20_66"><text:span text:style-name="Internet_20_link"><text:span text:style-name="T13">Tellabs</text:span></text:span></text:a><text:span text:style-name="T15"> </text:span><text:span text:style-name="T18">March 2011 – December 2011</text:span><text:span text:style-name="T20"> </text:span><text:span text:style-name="T22">(Contract)</text:span></text:p>
      <text:p text:style-name="Text_20_body"><text:span text:style-name="T4">Automated various informational systems using </text:span><text:span text:style-name="T28">Perl</text:span><text:span text:style-name="T4">/</text:span><text:span text:style-name="T28">MySQL</text:span><text:span text:style-name="T4">/</text:span><text:span text:style-name="T28">Oracle</text:span><text:span text:style-name="T4"> and the web. </text:span></text:p>
      <text:p text:style-name="Text_20_body"><text:span text:style-name="T4">Developed a command line debugger called </text:span><text:a xlink:type="simple" xlink:href="http://clearscm.com/php/scm_man.php?file=bin/raid" text:style-name="ListLabel_20_62" text:visited-style-name="ListLabel_20_62"><text:span text:style-name="Internet_20_link"><text:span text:style-name="T4">RAID</text:span></text:span></text:a><text:span text:style-name="T4"> which provided a consistent interface with complete command history and variable substitution courtesy of a Perl module that I wrote called </text:span><text:a xlink:type="simple" xlink:href="http://clearscm.com/php/scm_man.php?file=lib/CmdLine.pm" text:style-name="ListLabel_20_62" text:visited-style-name="ListLabel_20_62"><text:span text:style-name="Internet_20_link"><text:span text:style-name="T4">CmdLine.pm</text:span></text:span></text:a><text:span text:style-name="T4">. This Perl process utilized </text:span><text:span text:style-name="T28">Inline::C </text:span><text:span text:style-name="T4">to interface to the developer libraries and provide a consistent interface for the various command line debuggers developed by various different groups.</text:span></text:p>
      <text:p text:style-name="Standard"><draw:custom-shape text:anchor-type="as-char" draw:z-index="9"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9" text:anchor-type="paragraph" svg:x="0.0161in" svg:y="0.0102in" svg:width="1.698in" svg:height="0.6043in" draw:z-index="31"><draw:image xlink:href="Pictures/10000000000000A30000003A4A5BCC4A774DB6FD.gif" xlink:type="simple" xlink:show="embed" xlink:actuate="onLoad" loext:mime-type="image/gif"/></draw:frame></text:p>
      <text:p text:style-name="P18"/>
      <text:p text:style-name="P17"/>
      <text:p text:style-name="Text_20_body"><text:a xlink:type="simple" xlink:href="https://defaria-status.blogspot.com/search/label/General%20Electric" text:style-name="ListLabel_20_66" text:visited-style-name="ListLabel_20_66"><text:span text:style-name="Internet_20_link"><text:span text:style-name="T13">GE Healthcare</text:span></text:span></text:a><text:span text:style-name="T15"> </text:span><text:span text:style-name="T18">January 2010 – October 2010</text:span><text:span text:style-name="T20"> </text:span><text:span text:style-name="T22">(Contract)</text:span></text:p>
      <text:p text:style-name="Standard"><text:span text:style-name="T4">Performed </text:span><text:span text:style-name="T28">Clearcase</text:span><text:span text:style-name="T4">/</text:span><text:span text:style-name="T28">Clearquest</text:span><text:span text:style-name="T4"> </text:span><text:span text:style-name="T28">UCM</text:span><text:span text:style-name="T4"> administration. Developed an </text:span><text:a xlink:type="simple" xlink:href="http://clearscm.com/php/scm_man.php?file=cc/etf.pl" text:style-name="ListLabel_20_62" text:visited-style-name="ListLabel_20_62"><text:span text:style-name="Internet_20_link"><text:span text:style-name="T4">Evil Twin Finder</text:span></text:span></text:a><text:span text:style-name="T4"> in Perl. Worked with </text:span><text:span text:style-name="T28">Build Forge</text:span><text:span text:style-name="T4"> (IBM’s CI tool similar to </text:span><text:span text:style-name="T28">Jenkins</text:span><text:span text:style-name="T4">) jobs to automate work flow.</text:span> <text:span text:style-name="T32">Assisted in consultations with UCM concepts such as component/composite baselines and projects. Wrote Perl scripts for conversions of Clearquest data with other systems (Siebel).</text:span></text:p>
      <text:p text:style-name="Standard"><draw:custom-shape text:anchor-type="as-char" draw:z-index="10"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10" text:anchor-type="paragraph" svg:x="-0.0071in" svg:y="0in" svg:width="4.5138in" svg:height="1.0417in" draw:z-index="32"><draw:image xlink:href="Pictures/10000000000001450000004B77F58501E331C2F7.jpg" xlink:type="simple" xlink:show="embed" xlink:actuate="onLoad" loext:mime-type="image/jpeg"/></draw:frame></text:p>
      <text:p text:style-name="P18"/>
      <text:p text:style-name="P18"/>
      <text:p text:style-name="P17"/>
      <text:p text:style-name="Text_20_body"><text:a xlink:type="simple" xlink:href="https://defaria-status.blogspot.com/search/label/General%20Dynamics" text:style-name="ListLabel_20_66" text:visited-style-name="ListLabel_20_66"><text:span text:style-name="Internet_20_link"><text:span text:style-name="T13">General Dynamics</text:span></text:span></text:a><text:span text:style-name="T15"> </text:span><text:span text:style-name="T18">June 2007 – October 2009</text:span><text:span text:style-name="T20"> </text:span><text:span text:style-name="T22">(Contract)</text:span></text:p>
      <text:p text:style-name="Text_20_body"><text:span text:style-name="T28">Clearcase</text:span><text:span text:style-name="T4">/</text:span><text:span text:style-name="T28">Clearquest</text:span><text:span text:style-name="T4"> Administrator, </text:span><text:span text:style-name="T28">Build Release</text:span><text:span text:style-name="T4"> and </text:span><text:span text:style-name="T28">Automation</text:span><text:span text:style-name="T4"> using </text:span><text:span text:style-name="T28">Perl</text:span><text:span text:style-name="T4"> scripts. Updated </text:span><text:span text:style-name="T28">C++</text:span><text:span text:style-name="T4">/</text:span><text:span text:style-name="T28">Qt</text:span><text:span text:style-name="T4"> application that integrates </text:span><text:span text:style-name="T28">UCM</text:span><text:span text:style-name="T4">/Clearquest integrated environment into one tool and ported it to Linux.</text:span></text:p>
      <text:p text:style-name="Text_20_body"><text:span text:style-name="T4">Instrumental in establishment of Perl standards and introduction of Perl tools such as </text:span><text:a xlink:type="simple" xlink:href="http://perlcritic.com/" text:style-name="ListLabel_20_62" text:visited-style-name="ListLabel_20_62"><text:span text:style-name="Internet_20_link"><text:span text:style-name="T4">Perl::Critic</text:span></text:span></text:a><text:span text:style-name="T4"> and </text:span><text:a xlink:type="simple" xlink:href="http://perltidy.sourceforge.net/" text:style-name="ListLabel_20_62" text:visited-style-name="ListLabel_20_62"><text:span text:style-name="Internet_20_link"><text:span text:style-name="T4">Perl::Tidy</text:span></text:span></text:a><text:span text:style-name="T4">. Worked at promoting usage of CPAN modules.</text:span></text:p>
      <text:p text:style-name="Text_20_body"><text:span text:style-name="T4">Developed an extensive test driver application in Perl to interface and drive tests using </text:span><text:a xlink:type="simple" xlink:href="https://www.nethawk.fi/products/nethawk_simulators/" text:style-name="ListLabel_20_62" text:visited-style-name="ListLabel_20_62"><text:span text:style-name="Internet_20_link"><text:span text:style-name="T4">NetHawk EAST Simulators</text:span></text:span></text:a><text:span text:style-name="T4"> as well as interfacing to other simulators and external hardware. The system automates the running of regression tests, official testing before the customer, assists with validation of test results, collecting of log files, checking log files into Clearcase and records status into a MySQL database. Developed a PHP web page to present the data in various forms including graphs, reports, exporting to CSV files and emailing of reports. Implemented maintenance programs to scrub and keep the data clean. This system was instrumental in Functional Quality Testing for the </text:span><text:a xlink:type="simple" xlink:href="http://en.wikipedia.org/wiki/Mobile_User_Objective_System" text:style-name="ListLabel_20_62" text:visited-style-name="ListLabel_20_62"><text:span text:style-name="Internet_20_link"><text:span text:style-name="T4">MUOS</text:span></text:span></text:a><text:span text:style-name="T4"> program. This reduced the time it took to certify testing with the military several fold. </text:span></text:p>
      <text:p text:style-name="P39">Worked on many enhancements to the extensive Clearquest system in use at GD. Designed and developed the record set implementing node configurations. Implemented required forms and action hook code. Designed and developed Perl scripts to initially load data into the new records.</text:p>
      <text:p text:style-name="P39"><text:soft-page-break/>Developed a server process (daemon) to process baseline records that were then tracked by Clearquest. Implemented scripts to create baseline records from other automated process such as Build Forge. Tied together baseline records with node configurations through action hook code.</text:p>
      <text:p text:style-name="Standard"><draw:custom-shape text:anchor-type="as-char" draw:z-index="11"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8"><draw:frame draw:style-name="fr3" draw:name="Image11" text:anchor-type="paragraph" svg:x="0.0055in" svg:y="0in" svg:width="1.948in" svg:height="0.3854in" draw:z-index="33"><draw:image xlink:href="Pictures/10000000000000BB000000256D32B1BAC757DBC6.jpg" xlink:type="simple" xlink:show="embed" xlink:actuate="onLoad" loext:mime-type="image/jpeg"/></draw:frame></text:p>
      <text:p text:style-name="P17"/>
      <text:p text:style-name="Text_20_body"><text:a xlink:type="simple" xlink:href="https://defaria-status.blogspot.com/search/label/Texas%20Instruments" text:style-name="ListLabel_20_66" text:visited-style-name="ListLabel_20_66"><text:span text:style-name="Internet_20_link"><text:span text:style-name="T13">Texas Instruments</text:span></text:span></text:a><text:span text:style-name="T15"> </text:span><text:span text:style-name="T18">October 2006 – June 2007</text:span><text:span text:style-name="T20"> </text:span><text:span text:style-name="T22">(Contract)</text:span><text:span text:style-name="T30"><text:line-break/></text:span></text:p>
      <text:p text:style-name="Text_20_body"><text:span text:style-name="T28">Clearcase</text:span><text:span text:style-name="T4">/</text:span><text:span text:style-name="T28">Clearquest</text:span><text:span text:style-name="T4"> Administrator. Wrote a </text:span><text:span text:style-name="T28">Perl</text:span><text:span text:style-name="T4">/</text:span><text:span text:style-name="T28">Oracle</text:span><text:span text:style-name="T4"> application to track information about projects worldwide. Automated Clearcase license usage reporting and load balancing of Clearquest web servers.</text:span></text:p>
      <text:p text:style-name="Text_20_body"><draw:custom-shape text:anchor-type="as-char" draw:z-index="12"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2" text:anchor-type="paragraph" svg:x="0.0102in" svg:y="-0.0311in" svg:width="1.6252in" svg:height="0.3543in" draw:z-index="34"><draw:image xlink:href="Pictures/100002000000009C0000002296012828ED213DE1.gif" xlink:type="simple" xlink:show="embed" xlink:actuate="onLoad" loext:mime-type="image/gif"/></draw:frame></text:p>
      <text:p text:style-name="Text_20_body"/>
      <text:p text:style-name="Text_20_body"><text:a xlink:type="simple" xlink:href="https://defaria-status.blogspot.com/search/label/HP" text:style-name="ListLabel_20_66" text:visited-style-name="ListLabel_20_66"><text:span text:style-name="Internet_20_link"><text:span text:style-name="T13">Hewlett Packard</text:span></text:span></text:a><text:span text:style-name="T15"> </text:span><text:span text:style-name="T18">February 2006 – October 2006</text:span><text:span text:style-name="T20"> </text:span><text:span text:style-name="T22">(Contract)</text:span></text:p>
      <text:p text:style-name="Standard">Managed<text:span text:style-name="T4"> and executed day to day build and release duties. Served as </text:span><text:span text:style-name="T11">Clearcase/Clearquest</text:span><text:span text:style-name="T4"> Administrator as well as overall support of systems. Assisted with creating UCM streams and handling of rebase and delivery issues for engineers and the build/release process. Wrote </text:span><text:span text:style-name="T11">UCM triggers</text:span><text:span text:style-name="T4"> to notify users of deliveries from UCM development streams. Created baselines for official builds. Took over day to day build and release duties. Created a build script that united the various quick and dirty build scripts that were oriented per stream and per build option. This standardized the build process. Augmented this build script to be a daemon that continually builds software when deliveries are detected. Wrote a build status web page that tracks and monitors the continuous building. Created a dynamic web page to show Junit test history. Converted Windows build from bat files and scheduled tasks -&gt; Cygwin and cron thus making the build script identical on both Linux and Windows.</text:span></text:p>
      <text:p text:style-name="P16"/>
      <text:p text:style-name="Text_20_body"><text:span text:style-name="T4">Wrote triggers to notify users of deliveries. Baselined official builds. Automated the build process to perform simple </text:span><text:span text:style-name="T28">continuous integration</text:span><text:span text:style-name="T4">. Created a dynamic web page to show </text:span><text:span text:style-name="T28">Junit</text:span><text:span text:style-name="T4"> test history.</text:span></text:p>
      <text:p text:style-name="Text_20_body"><draw:custom-shape text:anchor-type="as-char" draw:z-index="13"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draw:frame draw:style-name="fr3" draw:name="Image13" text:anchor-type="paragraph" svg:x="0.0264in" svg:y="0in" svg:width="1.8437in" svg:height="1.0102in" draw:z-index="35"><draw:image xlink:href="Pictures/10000200000000B100000061B2F86C16A63E82B0.gif" xlink:type="simple" xlink:show="embed" xlink:actuate="onLoad" loext:mime-type="image/gif"/></draw:frame></text:p>
      <text:p text:style-name="P3"/>
      <text:p text:style-name="P1"/>
      <text:p text:style-name="Text_20_body"><text:a xlink:type="simple" xlink:href="https://defaria-status.blogspot.com/search/label/Broadcom" text:style-name="ListLabel_20_66" text:visited-style-name="ListLabel_20_66"><text:span text:style-name="Internet_20_link"><text:span text:style-name="T13"/></text:span></text:a></text:p>
      <text:p text:style-name="Text_20_body"><text:a xlink:type="simple" xlink:href="https://defaria-status.blogspot.com/search/label/Broadcom" text:style-name="ListLabel_20_66" text:visited-style-name="ListLabel_20_66"><text:span text:style-name="Internet_20_link"><text:span text:style-name="T13">Broadcom</text:span></text:span></text:a><text:span text:style-name="T15"> </text:span><text:span text:style-name="T18">September 2005 – January 2006</text:span><text:span text:style-name="T20"> </text:span><text:span text:style-name="T22">(Contract)</text:span></text:p>
      <text:p text:style-name="Text_20_body"><text:span text:style-name="T4">Served as Clearcase/Clearquest Administrator as well as overall support of systems. Developed several </text:span><text:a xlink:type="simple" xlink:href="http://clearscm.com/clearcase/triggers.php" text:style-name="ListLabel_20_62" text:visited-style-name="ListLabel_20_62"><text:span text:style-name="Internet_20_link"><text:span text:style-name="T4">triggers</text:span></text:span></text:a><text:span text:style-name="T4"> as well as ported my </text:span><text:a xlink:type="simple" xlink:href="http://clearscm.com/clearcase/triggers.php" text:style-name="ListLabel_20_62" text:visited-style-name="ListLabel_20_62"><text:span text:style-name="Internet_20_link"><text:span text:style-name="T4">mktriggers</text:span></text:span></text:a><text:span text:style-name="T4"> script which automates the maintenance of triggers.</text:span></text:p>
      <text:p text:style-name="Text_20_body"><text:span text:style-name="T32">Developed a complex </text:span><text:a xlink:type="simple" xlink:href="http://clearscm.com/clearquest/db.php" text:style-name="ListLabel_20_69" text:visited-style-name="ListLabel_20_69"><text:span text:style-name="Internet_20_link"><text:span text:style-name="T32">Perl script</text:span></text:span></text:a><text:span text:style-name="T32"> to merge two Clearquest databases to a new database with many schema changes. This script handled all aspects of the conversion including changing non US ASCII characters found in the data to their HTML equivalents, dynamic creation of dynamic lists, field renaming and dynamically creating new stateless records as needed.</text:span></text:p>
      <text:p text:style-name="P39">Developed a script to better handle merging from UCM deliveries and rebases by delaying any non automatic merges to the end of the process as well as handle binary element merge. This process, written in Perl, utilized PerlTk to present the user with a GUI dialog box to choose which version of the binary file to merge.</text:p>
      <text:p text:style-name="P39"><text:soft-page-break/>Designed and developed another Clearquest database for the Mobile Multimedia group.</text:p>
      <text:p text:style-name="P23">Wrote several other scripts including one to interface CVS to IMS (a defect tracking system) recording the change set at commit time, a script to strip out MIME/HTML and attachments for defects submitted to GNATS (another defect tracking system). Also implemented several script to log Clearcase activity, check Clearcase's pulse and gather site and vob statistics. These scripts were the start for creation of a set Object Oriented Perl modules to encapsulate Clearcase in a Perl like manner (still in development).</text:p>
      <text:p text:style-name="P23"/>
      <text:p text:style-name="Text_20_body"><draw:custom-shape text:anchor-type="as-char" draw:z-index="14"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Text_20_body"><draw:frame draw:style-name="fr3" draw:name="Image14" text:anchor-type="paragraph" svg:x="0.0102in" svg:y="-0.0102in" svg:width="1.5in" svg:height="0.802in" draw:z-index="36"><draw:image xlink:href="Pictures/10000000000000900000004D0EE78BF11C263581.png" xlink:type="simple" xlink:show="embed" xlink:actuate="onLoad" loext:mime-type="image/png"/></draw:frame></text:p>
      <text:p text:style-name="Text_20_body"/>
      <text:p text:style-name="Text_20_body"/>
      <text:p text:style-name="Text_20_body"/>
      <text:p text:style-name="Text_20_body"><text:a xlink:type="simple" xlink:href="https://defaria-status.blogspot.com/search/label/Broadcom" text:style-name="ListLabel_20_66" text:visited-style-name="ListLabel_20_66"><text:span text:style-name="Internet_20_link"><text:span text:style-name="T13">Lynuxworks</text:span></text:span></text:a><text:span text:style-name="T18"> December 2004 – September 2005</text:span></text:p>
      <text:p text:style-name="P39">Served as a build engineer in the Integration Group responsible for building LynxOS (Linux RTOS) as well as tool chains, testing, releasing and process improvement. LynuxWorks uses CVS for version control.</text:p>
      <text:p text:style-name="Standard"><text:span text:style-name="T32">Developed a process of providing full text search of the company's defect database using Perl and Htdig (See </text:span><text:a xlink:type="simple" xlink:href="http://clearscm.com/scripts/ecrd" text:style-name="ListLabel_20_69" text:visited-style-name="ListLabel_20_69"><text:span text:style-name="Internet_20_link"><text:span text:style-name="T32">ECRDig</text:span></text:span></text:a><text:span text:style-name="T32">). Developed a web based report to show CVS activity as well as several other CVS related utilities(See </text:span><text:a xlink:type="simple" xlink:href="http://defaria.com/Resume/cvs_utilities" text:style-name="ListLabel_20_69" text:visited-style-name="ListLabel_20_69"><text:span text:style-name="Internet_20_link"><text:span text:style-name="T32">CVS Utilities</text:span></text:span></text:a><text:span text:style-name="T32">) as well as report on the differences between two CVS tags. Automated the build process so that nightly builds could be performed. Developed a web application that allows one to maintain CVS account information including account creation, setting/resetting of password, etc.</text:span></text:p>
      <text:p text:style-name="Standard"><draw:custom-shape text:anchor-type="as-char" draw:z-index="15"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3"><draw:frame draw:style-name="fr3" draw:name="Image15" text:anchor-type="paragraph" svg:x="0.0311in" svg:y="0in" svg:width="2.2083in" svg:height="0.552in" draw:z-index="37"><draw:image xlink:href="Pictures/10000200000000D400000035D9AEF0B2733DC252.png" xlink:type="simple" xlink:show="embed" xlink:actuate="onLoad" loext:mime-type="image/png"/></draw:frame></text:p>
      <text:p text:style-name="Text_20_body"/>
      <text:p text:style-name="Text_20_body"/>
      <text:p text:style-name="Text_20_body"><text:a xlink:type="simple" xlink:href="https://defaria-status.blogspot.com/search/label/Broadcom" text:style-name="ListLabel_20_66" text:visited-style-name="ListLabel_20_66"><text:span text:style-name="Internet_20_link"><text:span text:style-name="T13">Ameriquest</text:span></text:span></text:a> <text:span text:style-name="T18">March 2004 – December 2005</text:span><text:span text:style-name="T20"> </text:span><text:span text:style-name="T22">(Contract)</text:span><text:line-break/></text:p>
      <text:p text:style-name="P39">Served as Clearcase/Clearquest administrator to this major mortgage company. As Ameriquest is just starting out I have been busy with importing source code from flat file systems as well as PVCS and Visual Source Safe. Also setting up vobs and regions taking into account security restrictions and concerns. Assisted with designing of the Multisite scheme to India. Participated in design of UCM model to be used for Ameriquest.</text:p>
      <text:p text:style-name="Standard"><draw:custom-shape text:anchor-type="as-char" draw:z-index="16"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6" text:anchor-type="paragraph" svg:x="-0.0256in" svg:y="0.0102in" svg:width="1.8228in" svg:height="0.6457in" draw:z-index="38"><draw:image xlink:href="Pictures/10000000000000AF0000003EDDA832D35382931C.png" xlink:type="simple" xlink:show="embed" xlink:actuate="onLoad" loext:mime-type="image/png"/></draw:frame></text:p>
      <text:p text:style-name="Standard"/>
      <text:p text:style-name="Standard"/>
      <text:p text:style-name="Standard"/>
      <text:p text:style-name="Text_20_body"><text:span text:style-name="Internet_20_link"><text:span text:style-name="T13">Sa</text:span></text:span><text:a xlink:type="simple" xlink:href="https://defaria-status.blogspot.com/search/label/Broadcom" text:style-name="ListLabel_20_66" text:visited-style-name="ListLabel_20_66"><text:span text:style-name="Internet_20_link"><text:span text:style-name="T13">lira</text:span></text:span></text:a><text:span text:style-name="T32"> </text:span><text:span text:style-name="T19">August 2001 – February 2004</text:span></text:p>
      <text:p text:style-name="Text_20_body"><text:bookmark-start text:name="__DdeLink__736_1091040514"/><text:span text:style-name="T32">After consulting briefly with Salira Optical Network Systems I joined this startup company serving in the role of </text:span><text:span text:style-name="standout"><text:span text:style-name="T32">Clearcase/Clearquest Administrator</text:span></text:span><text:span text:style-name="T32"> for this mostly Windows shop. I helped others in setting up the Clearcase/Clearquest environment as well as provided </text:span><text:a xlink:type="simple" xlink:href="http://defaria.com/Resume/Training" text:style-name="ListLabel_20_69" text:visited-style-name="ListLabel_20_69"><text:span text:style-name="Internet_20_link"><text:span text:style-name="T32">Training</text:span></text:span></text:a><text:span text:style-name="T32">.</text:span></text:p>
      <text:p text:style-name="Text_20_body"><text:span text:style-name="T32">I also served in the role of </text:span><text:span text:style-name="standout"><text:span text:style-name="T32">Release Engineer</text:span></text:span><text:span text:style-name="T32"> managing the build process. I employed wide usage of </text:span><text:a xlink:type="simple" xlink:href="http://Cygwin.com/" text:style-name="ListLabel_20_69" text:visited-style-name="ListLabel_20_69"><text:span text:style-name="Internet_20_link"><text:span text:style-name="T32">Cygwin</text:span></text:span></text:a><text:span text:style-name="T32">, which is a product that provides an extremely workable Unix like environment and engineered a build environment around that using </text:span><text:span text:style-name="standout"><text:span text:style-name="T32">GNU make</text:span></text:span><text:span text:style-name="T32"> and other standard Unix and GNU utilities. When users complained that building remotely was slow I performed </text:span><text:a xlink:type="simple" xlink:href="http://defaria.com/Resume/SmakeOpt" text:style-name="ListLabel_20_69" text:visited-style-name="ListLabel_20_69"><text:span text:style-name="Internet_20_link"><text:span text:style-name="T32">an analysis on build performance</text:span></text:span></text:a><text:span text:style-name="T32">. I also performed </text:span><text:a xlink:type="simple" xlink:href="http://defaria.com/Resume/BuildPerf" text:style-name="ListLabel_20_69" text:visited-style-name="ListLabel_20_69"><text:span text:style-name="Internet_20_link"><text:span text:style-name="T32">Build Stress Testing</text:span></text:span></text:a><text:span text:style-name="T32"> where I characterized the effect of multiple simultaneous builds performed on thehttp://defaria.com/Resume/SmakeOpt server.</text:span></text:p>
      <text:p text:style-name="Text_20_body"><text:soft-page-break/><text:span text:style-name="T32">I also setup and developed their </text:span><text:span text:style-name="standout"><text:span text:style-name="T32">Clearquest</text:span></text:span><text:span text:style-name="T32"> bug tracking system as well as served as an advisor/expert on Clearcase issues, branching strategies, labeling and release management.</text:span></text:p>
      <text:p text:style-name="P39">While working at Salira I designed and developed a tool in C that packaged the product into a more compact form.</text:p>
      <text:p text:style-name="Text_20_body"><text:span text:style-name="T32">I designed and implemented a </text:span><text:a xlink:type="simple" xlink:href="http://clearscm.com/clearquest/cqd" text:style-name="ListLabel_20_69" text:visited-style-name="ListLabel_20_69"><text:span text:style-name="Internet_20_link"><text:span text:style-name="T32">Clearquest Daemon</text:span></text:span></text:a><text:span text:style-name="T32"> which served as an interface between processes and Clearquest data. This daemon serviced requests from web pages and triggers in order to get and validate data from Clearquest.</text:span></text:p>
      <text:p text:style-name="P39">Developed release web pages that managed releases and produced release notes for every release.</text:p>
      <text:p text:style-name="P39">Developed process automation scripts to perform automatic branch merging and syncing.</text:p>
      <text:p text:style-name="Text_20_body"><text:span text:style-name="T32">Performed product installation testing for the web component on </text:span><text:span text:style-name="standout"><text:span text:style-name="T32">Linux (SuSE)</text:span></text:span><text:span text:style-name="T32"> and </text:span><text:span text:style-name="standout"><text:span text:style-name="T32">Solaris</text:span></text:span><text:span text:style-name="T32"> as well as browser testing (Netscape).</text:span></text:p>
      <text:p text:style-name="Standard"><text:span text:style-name="T32">Implemented test scaffolding in </text:span><text:span text:style-name="standout"><text:span text:style-name="T32">TCL/TK</text:span></text:span><text:bookmark-end text:name="__DdeLink__736_1091040514"/><text:span text:style-name="T32"> for test automation.</text:span></text:p>
      <text:p text:style-name="Standard"/>
      <text:p text:style-name="Standard"><draw:custom-shape text:anchor-type="as-char" draw:z-index="17"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7" text:anchor-type="paragraph" svg:x="-0.0102in" svg:y="0.0209in" svg:width="1.6252in" svg:height="0.3543in" draw:z-index="39"><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3">Hewlett Packard</text:span></text:span></text:a><text:span text:style-name="T15"> </text:span><text:span text:style-name="T19">August 1999 – February 2001</text:span><text:span text:style-name="T21"> </text:span><text:span text:style-name="T23">(Contract)</text:span></text:p>
      <text:p text:style-name="P39">Systems Technology Division</text:p>
      <text:p text:style-name="P39">Enterprise Java Lab</text:p>
      <text:p text:style-name="P39">Setup security system automating the running of Medusa (an internal security audit tool) on approximately 100 machines. Reports are generated automatically and are viewable on the web. Setup and maintained security related patch depots.</text:p>
      <text:p text:style-name="P39">Implemented nightly automation for the lab's machines including security checks, automatic installation of line printer models, etc. This automation was bundled into an SD-UX bundle.</text:p>
      <text:p text:style-name="P39">Migrated user data to HP NetStorage 6000. Worked extensively with HP NetStorage 6000 Support on problems with this machines OS and interfacing with Windows 2000.</text:p>
      <text:p text:style-name="P39">Migrated HP-UX applications from one application server to another.</text:p>
      <text:p text:style-name="P39">Participated in several critical planned networked down times where the team was able to implement changes to the infrastructure, including migration to Clearcase 4.0, migration of project and user data to HP NetStorage 6000's and other such changes.</text:p>
      <text:p text:style-name="P39">Set up Netscape Enterprise Web Server and iPlanet 4.1 Web Server.</text:p>
      <text:p text:style-name="Standard"><draw:custom-shape text:anchor-type="as-char" draw:z-index="18" draw:style-name="gr2" draw:text-style-name="P43" svg:width="45.5157in" svg:height="0.0067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custom-shape text:anchor-type="as-char" draw:z-index="19"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18" text:anchor-type="paragraph" svg:x="-0.1091in" svg:y="0.0102in" svg:width="1.1146in" svg:height="0.9063in" draw:z-index="40"><draw:image xlink:href="Pictures/100000000000006B000000578BF342BEA32B3DD4.gif" xlink:type="simple" xlink:show="embed" xlink:actuate="onLoad" loext:mime-type="image/gif"/></draw:frame></text:p>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3">Cisco Systems</text:span></text:span></text:a><text:span text:style-name="T15"> </text:span><text:span text:style-name="T19">March 1999 – August 1999</text:span><text:span text:style-name="T21"> </text:span><text:span text:style-name="T23">(Contract)</text:span></text:p>
      <text:p text:style-name="P39">Served as Clearcase/Unix Systems Administrator. Responsible for all Clearcase operations in CNS/AD on Sun Solaris, HP-UX, Windows NT 4.0 and Windows 2000. Assisted in creating additional View and Vob servers and balancing the Clearcase load amongst them. Participated in Rational's Beta program for Windows 2000. Installed, tested and documented Clearcase on Windows 2000 as well as Windows NT 4.0.</text:p>
      <text:p text:style-name="P39">Assisted in recovery of a catastrophic disk failure in a critical vob. Assisted with implementing a backup strategy with Arcserve Open. Helped evaluate system monitoring packages.</text:p>
      <text:p text:style-name="P23"><text:soft-page-break/>As CNS/AD was in a secured and isolated network, learned and assisted users with ssh/scp.</text:p>
      <text:p text:style-name="Standard"><draw:frame draw:style-name="fr3" draw:name="Image19" text:anchor-type="paragraph" svg:x="-0.0063in" svg:y="0.1811in" svg:width="1.6425in" svg:height="0.7756in" draw:z-index="41"><draw:image xlink:href="Pictures/10000000000000810000003D451D96003B8FE089.png" xlink:type="simple" xlink:show="embed" xlink:actuate="onLoad" loext:mime-type="image/png"/></draw:frame><draw:custom-shape text:anchor-type="as-char" draw:z-index="20"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text:p text:style-name="Standard"/>
      <text:p text:style-name="Standard"/>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3">Sun Microsystems</text:span></text:span></text:a><text:span text:style-name="T15"> </text:span><text:span text:style-name="T19">December 1998 – March 1999</text:span><text:span text:style-name="T21"> </text:span><text:span text:style-name="T23">(Contract)</text:span></text:p>
      <text:p text:style-name="P23">Worked on the Sunpeak Configuration Management team performing promotions of code updates into test and production environments. Also worked on improving the process flow of promotions utilizing make and rdist.</text:p>
      <text:p text:style-name="Standard"/>
      <text:p text:style-name="Standard"><draw:custom-shape text:anchor-type="as-char" draw:z-index="21"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draw:frame draw:style-name="fr3" draw:name="Image20" text:anchor-type="paragraph" svg:x="0.0102in" svg:y="0.0102in" svg:width="1.6252in" svg:height="0.3543in" draw:z-index="42"><draw:image xlink:href="Pictures/100002000000009C0000002296012828ED213DE1.gif" xlink:type="simple" xlink:show="embed" xlink:actuate="onLoad" loext:mime-type="image/gif"/></draw:frame></text:p>
      <text:p text:style-name="Standard"/>
      <text:p text:style-name="Standard"/>
      <text:p text:style-name="Text_20_body"><text:a xlink:type="simple" xlink:href="https://defaria-status.blogspot.com/search/label/HP" text:style-name="ListLabel_20_66" text:visited-style-name="ListLabel_20_66"><text:span text:style-name="Internet_20_link"><text:span text:style-name="T13">Hewlett Packard</text:span></text:span></text:a><text:span text:style-name="T15"> </text:span><text:span text:style-name="T19">February 1988 – November 1998</text:span></text:p>
      <text:p text:style-name="P39">Systems Technology Division</text:p>
      <text:p text:style-name="P39">Enterprise Java Lab</text:p>
      <text:p text:style-name="P23">Primary Clearcase and Multisite Administrator for a large Clearcase environment with approximately 1400 views and 180 vobs. Most vobs are multisited between several other labs and I am responsible for resolving Multisite problems. I also serve as general System Administrator, overseeing approximately 400 machines in the lab. I help institute policies and procedures to keep the network running smoothly. Also participate in the design and restructuring the network topology and Clearcase topology by bring in many Kittyhawks, Mohawks and Bravehawks (about 40 of them) for use as Clearcase Vob, View and Build, Mail, Application, X Terminal and Web servers. Assist in documenting setup and configuration as well as trouble shooting and handling of patches for all lab wide shared resources. </text:p>
      <text:p text:style-name="P23"/>
      <text:p text:style-name="P39">Responsible for setup and running of Windows NT domain, account setup and print serving. Setup and evaluated Clearcase 3.2 on NT. Developed backup strategy for NT systems. Maintain a repository of software tools as well as evaluated and recommended several PC packages for lab usage. Main point of contact for Windows 95/NT problem solving in the lab. Also sought after by many people in Hewlett Packard relating to both PC and Unix configurations and problem solving.</text:p>
      <text:p text:style-name="Text_20_body"><text:span text:style-name="T32">Also served as webmaster for the lab as well as consult on HTML questions and design issues. Installed, configured and maintain the </text:span><text:a xlink:type="simple" xlink:href="http://home.netscape.com/" text:style-name="ListLabel_20_69" text:visited-style-name="ListLabel_20_69"><text:span text:style-name="Internet_20_link"><text:span text:style-name="T32">Netscape </text:span></text:span></text:a><text:span text:style-name="T32">Suitespot Servers including the Enterprise and Directory servers. Developed several web pages and forms for the lab as well as run </text:span><text:a xlink:type="simple" xlink:href="http://defaria.com/q/" text:style-name="ListLabel_20_69" text:visited-style-name="ListLabel_20_69"><text:span text:style-name="Internet_20_link"><text:span text:style-name="T32">The Unofficial Quicken® Web Page</text:span></text:span></text:a><text:span text:style-name="T32">.</text:span></text:p>
      <text:p text:style-name="Text_20_body"><text:span text:style-name="T32">I developed an </text:span><text:a xlink:type="simple" xlink:href="http://cllweb.cup.hp.com/productivity/AppServer/" text:style-name="ListLabel_20_70" text:visited-style-name="ListLabel_20_70"><text:span text:style-name="Internet_20_link"><text:span text:style-name="T33">Application Server</text:span></text:span></text:a><text:span text:style-name="T33"> </text:span><text:span text:style-name="T32">providing many machines with many software packages without the need for individual system administration utilizing scripting and NFS heavily.</text:span></text:p>
      <text:p text:style-name="Text_20_body"><text:span text:style-name="T32">Prior to the Productivity Project I worked on COBOL/SoftBench product which consists of encapsulating some core </text:span><text:a xlink:type="simple" xlink:href="http://hpcll50.cup.hp.com/" text:style-name="ListLabel_20_70" text:visited-style-name="ListLabel_20_70"><text:span text:style-name="Internet_20_link"><text:span text:style-name="T33">HP Micro Focus COBOL</text:span></text:span></text:a><text:span text:style-name="T33"> </text:span><text:span text:style-name="T32">tools using C++ 3.0 and the SoftBench Encapsulator libraries. Also, working on porting an X/Motif application to MS Windows 3.1. The code is written using C++ 3.0 on both the HP workstation and the PC (Borland C++ 3.1).</text:span></text:p>
      <text:p text:style-name="P39">Worked in the Ada project on Ada/SoftBench. This project was similar to COBOL/SoftBench in that it involved some SoftBench encapsulations using a language called edl.</text:p>
      <text:p text:style-name="P39">Worked producing Ada Bindings to Xlib, Xt and Motif. This involved using a modified C compiler to translate C header and source files to Ada declarations and function prototypes. Using this methodology we were able to migrate our product from X11 R3 and Motif 1.0 to X11 R4 and Motif 1.1 in one week!</text:p>
      <text:p text:style-name="P39"><text:soft-page-break/>Worked on a project that produced Ada Bindings to HP-UX, which enabled me to get good breath knowledge into all system calls, and another binding to Starbase graphical subsystem.</text:p>
      <text:p text:style-name="P23">Performed destructive testing on MPE/XL 1.0-1.3. Wrote several programs to stress the OS. Submitted 300+ Service Requests many of which appeared on Must Fix lists.</text:p>
      <text:p text:style-name="Standard"/>
      <text:p text:style-name="Standard"><draw:custom-shape text:anchor-type="as-char" draw:z-index="22"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list xml:id="list164154415927408" text:continue-numbering="true" text:style-name="WWNum2">
        <text:list-item>
          <text:h text:style-name="P35" text:outline-level="1">Copyright (GPL)</text:h>
        </text:list-item>
      </text:list>
      <text:p text:style-name="P8"><text:span text:style-name="T34">This resume is freely available; you can redistribute it and/or modify it under the terms of the GNU General Public License as published by the Free Software Foundation; either version 2 of the License, or (at your option) any later version. This means that if you modify this resume you must include a copy of the original source or refer to its origin at </text:span><text:a xlink:type="simple" xlink:href="http://defaria.com/resume" text:style-name="ListLabel_20_71" text:visited-style-name="ListLabel_20_71"><text:span text:style-name="Internet_20_link"><text:span text:style-name="T3">http://defaria.com/resume</text:span></text:span></text:a><text:span text:style-name="T34">.</text:span></text:p>
      <text:p text:style-name="P40">This resume is distributed in the hope that it will be useful, but WITHOUT ANY WARRANTY; without even the implied warranty of MERCHANTABILITY or FITNESS FOR A PARTICULAR PURPOSE. See the GNU General Public License for more details.</text:p>
      <text:p text:style-name="P40">You should have received a copy of the GNU General Public License along with this resume; if not, write to the Free Software Foundation, Inc., 59 Temple Place - Suite 330, Boston, MA 02111-1307, USA.</text:p>
      <text:p text:style-name="P4"/>
      <text:p text:style-name="Standard"><draw:custom-shape text:anchor-type="as-char" draw:z-index="23" draw:style-name="gr1" draw:text-style-name="P43" svg:width="45.5217in" svg:height="0.013i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al Unicode MS" svg:font-family="'Arial Unicode M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Veranda" svg:font-family="Veranda" style:font-family-generic="roman" style:font-pitch="variable"/>
    <style:font-face style:name="Verdana" svg:font-family="Verdana" style:font-family-generic="roman" style:font-pitch="variable"/>
    <style:font-face style:name="Arial1" svg:font-family="Arial" style:font-family-generic="system" style:font-pitch="variable"/>
    <style:font-face style:name="Arial Unicode MS1"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0pt" fo:language="en" fo:country="US" style:letter-kerning="false" style:font-name-asian="Noto Sans CJK SC Regular" style:font-size-asian="10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punctuation-wrap="simple" style:writing-mode="lr-tb"/>
      <style:text-properties fo:color="#00000a" style:font-name="Times New Roman" fo:font-family="'Times New Roman'" style:font-family-generic="roman" style:font-pitch="variable" fo:font-size="12pt" fo:language="en" fo:country="US" style:letter-kerning="false" style:font-name-asian="Times New Roman1" style:font-family-asian="'Times New Roman'" style:font-family-generic-asian="system" style:font-pitch-asian="variable" style:font-size-asian="12pt" style:language-asian="zh" style:country-asian="CN"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fo:font-weight="bold" style:font-weight-asian="bold" style:font-weight-complex="bold"/>
    </style:style>
    <style:style style:name="Heading_20_3" style:display-name="Heading 3" style:family="paragraph" style:parent-style-name="Standard" style:default-outline-level="3" style:class="text">
      <style:paragraph-properties fo:margin-top="0.1945in" fo:margin-bottom="0.1945in" loext:contextual-spacing="false"/>
      <style:text-properties style:font-name="Arial Unicode MS" fo:font-family="'Arial Unicode MS'" style:font-family-generic="roman" style:font-pitch="variable" fo:font-size="13.5pt" fo:font-weight="bold" style:font-size-asian="13.5pt" style:font-weight-asian="bold" style:font-name-complex="Arial Unicode MS1" style:font-family-complex="'Arial Unicode MS'" style:font-family-generic-complex="system" style:font-pitch-complex="variable" style:font-size-complex="13.5pt" style:font-weight-complex="bold"/>
    </style:style>
    <style:style style:name="Normal_20__28_Web_29_" style:display-name="Normal (Web)" style:family="paragraph" style:parent-style-name="Standard" style:default-outline-level="">
      <style:paragraph-properties fo:margin-top="0.1945in" fo:margin-bottom="0.1945in" loext:contextual-spacing="false"/>
      <style:text-properties style:font-name="Arial Unicode MS" fo:font-family="'Arial Unicode MS'" style:font-family-generic="roman" style:font-pitch="variable" style:font-name-complex="Arial Unicode MS1" style:font-family-complex="'Arial Unicode MS'" style:font-family-generic-complex="system" style:font-pitch-complex="variable"/>
    </style:style>
    <style:style style:name="Table_20_Contents" style:display-name="Table Contents" style:family="paragraph" style:parent-style-name="Text_20_body" style:default-outline-level="" style:class="extra">
      <style:paragraph-properties fo:margin-left="0.0311in" fo:margin-right="0.0311in" fo:margin-top="0in" fo:margin-bottom="0.1965in" loext:contextual-spacing="false" fo:orphans="0" fo:widows="0" fo:text-indent="0in" style:auto-text-indent="false"/>
      <style:text-properties fo:color="#000000" style:font-name="Arial" fo:font-family="Arial"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Sender" style:family="paragraph" style:parent-style-name="Standard" style:default-outline-level="" style:class="extra">
      <style:text-properties fo:font-style="italic" style:font-style-asian="italic"/>
    </style:style>
    <style:style style:name="Horizontal_20_Line" style:display-name="Horizontal Line" style:family="paragraph" style:parent-style-name="Standard" style:default-outline-level="" style:class="html">
      <style:paragraph-properties fo:margin-top="0in" fo:margin-bottom="0.1965in" loext:contextual-spacing="false" text:number-lines="false" text:line-number="0"/>
      <style:text-properties fo:font-size="6pt" style:font-size-asian="6pt" style:font-size-complex="6pt"/>
    </style:style>
    <style:style style:name="Header" style:family="paragraph" style:parent-style-name="Standard" style:default-outline-level=""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complex="Verdana1" style:font-family-complex="Verdana"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Default_20_Paragraph_20_Font" style:display-name="Default Paragraph Font"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Default_20_Paragraph_20_Font" style:display-name="WW-Default Paragraph Font" style:family="text"/>
    <style:style style:name="Internet_20_link" style:display-name="Internet link" style:family="text">
      <style:text-properties fo:color="#0000ff" style:text-underline-style="solid" style:text-underline-width="auto" style:text-underline-color="font-color"/>
    </style:style>
    <style:style style:name="standout" style:family="text" style:parent-style-name="WW-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ListLabel_20_1" style:display-name="ListLabel 1" style:family="text">
      <style:text-properties style:font-name-complex="Verdana1" style:font-family-complex="Verdana" style:font-family-generic-complex="system" style:font-pitch-complex="variable"/>
    </style:style>
    <style:style style:name="ListLabel_20_2" style:display-name="ListLabel 2" style:family="text">
      <style:text-properties style:font-name-complex="Verdana1" style:font-family-complex="Verdana" style:font-family-generic-complex="system" style:font-pitch-complex="variable"/>
    </style:style>
    <style:style style:name="ListLabel_20_3" style:display-name="ListLabel 3" style:family="text">
      <style:text-properties style:font-name-complex="Verdana1" style:font-family-complex="Verdana" style:font-family-generic-complex="system" style:font-pitch-complex="variable"/>
    </style:style>
    <style:style style:name="ListLabel_20_4" style:display-name="ListLabel 4"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5" style:display-name="ListLabel 5"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 style:display-name="ListLabel 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7" style:display-name="ListLabel 7"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8" style:display-name="ListLabel 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9" style:display-name="ListLabel 9"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0" style:display-name="ListLabel 1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11" style:display-name="ListLabel 11" style:family="text">
      <style:text-properties fo:font-weight="bold" style:font-weight-asian="bold" style:font-weight-complex="bold"/>
    </style:style>
    <style:style style:name="ListLabel_20_12" style:display-name="ListLabel 1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13" style:display-name="ListLabel 13" style:family="text">
      <style:text-properties fo:color="#0000ff" style:text-underline-style="solid" style:text-underline-width="auto" style:text-underline-color="font-color" fo:font-weight="bold" fo:background-color="#ffff00" style:font-weight-asian="bold"/>
    </style:style>
    <style:style style:name="ListLabel_20_14" style:display-name="ListLabel 14" style:family="text">
      <style:text-properties fo:color="#0000ff" style:text-underline-style="solid" style:text-underline-width="auto" style:text-underline-color="font-color" fo:font-weight="bold" style:font-weight-asian="bold"/>
    </style:style>
    <style:style style:name="ListLabel_20_15" style:display-name="ListLabel 15"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16" style:display-name="ListLabel 16"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17" style:display-name="ListLabel 1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18" style:display-name="ListLabel 18"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19" style:display-name="ListLabel 19"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0" style:display-name="ListLabel 20" style:family="text">
      <style:text-properties style:font-name="Veranda" fo:font-family="Veranda" style:font-family-generic="roman" style:font-pitch="variable" fo:font-size="9pt" style:font-size-asian="9pt" style:font-size-complex="9pt"/>
    </style:style>
    <style:style style:name="ListLabel_20_21" style:display-name="ListLabel 21"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22" style:display-name="ListLabel 2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23" style:display-name="ListLabel 23"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24" style:display-name="ListLabel 24" style:family="text">
      <style:text-properties fo:font-weight="bold" style:font-weight-asian="bold" style:font-weight-complex="bold"/>
    </style:style>
    <style:style style:name="ListLabel_20_25" style:display-name="ListLabel 2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26" style:display-name="ListLabel 26" style:family="text">
      <style:text-properties fo:color="#0000ff" style:text-underline-style="solid" style:text-underline-width="auto" style:text-underline-color="font-color" fo:font-weight="bold" fo:background-color="#ffff00" style:font-weight-asian="bold"/>
    </style:style>
    <style:style style:name="ListLabel_20_27" style:display-name="ListLabel 27" style:family="text">
      <style:text-properties fo:color="#0000ff" style:text-underline-style="solid" style:text-underline-width="auto" style:text-underline-color="font-color" fo:font-weight="bold" style:font-weight-asian="bold"/>
    </style:style>
    <style:style style:name="ListLabel_20_28" style:display-name="ListLabel 28"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29" style:display-name="ListLabel 29"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30" style:display-name="ListLabel 30"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31" style:display-name="ListLabel 31"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2" style:display-name="ListLabel 32"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33" style:display-name="ListLabel 33" style:family="text">
      <style:text-properties style:font-name="Veranda" fo:font-family="Veranda" style:font-family-generic="roman" style:font-pitch="variable" fo:font-size="9pt" style:font-size-asian="9pt" style:font-size-complex="9pt"/>
    </style:style>
    <style:style style:name="ListLabel_20_34" style:display-name="ListLabel 34"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35" style:display-name="ListLabel 35"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36" style:display-name="ListLabel 36"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37" style:display-name="ListLabel 37" style:family="text">
      <style:text-properties fo:font-weight="bold" style:font-weight-asian="bold" style:font-weight-complex="bold"/>
    </style:style>
    <style:style style:name="ListLabel_20_38" style:display-name="ListLabel 38"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39" style:display-name="ListLabel 39" style:family="text">
      <style:text-properties fo:color="#0000ff" style:text-underline-style="solid" style:text-underline-width="auto" style:text-underline-color="font-color" fo:font-weight="bold" style:font-weight-asian="bold"/>
    </style:style>
    <style:style style:name="ListLabel_20_40" style:display-name="ListLabel 40"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1" style:display-name="ListLabel 41"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42" style:display-name="ListLabel 42"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43" style:display-name="ListLabel 43"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4" style:display-name="ListLabel 44"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45" style:display-name="ListLabel 45" style:family="text">
      <style:text-properties style:font-name="Veranda" fo:font-family="Veranda" style:font-family-generic="roman" style:font-pitch="variable" fo:font-size="9pt" style:font-size-asian="9pt" style:font-size-complex="9pt"/>
    </style:style>
    <style:style style:name="ListLabel_20_46" style:display-name="ListLabel 46"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47" style:display-name="ListLabel 47"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48" style:display-name="ListLabel 48"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49" style:display-name="ListLabel 49" style:family="text">
      <style:text-properties fo:font-weight="bold" style:font-weight-asian="bold" style:font-weight-complex="bold"/>
    </style:style>
    <style:style style:name="ListLabel_20_50" style:display-name="ListLabel 50"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51" style:display-name="ListLabel 51" style:family="text">
      <style:text-properties fo:color="#0000ff" style:text-underline-style="solid" style:text-underline-width="auto" style:text-underline-color="font-color" fo:font-weight="bold" style:font-weight-asian="bold"/>
    </style:style>
    <style:style style:name="ListLabel_20_52" style:display-name="ListLabel 52"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3" style:display-name="ListLabel 53"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54" style:display-name="ListLabel 54"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55" style:display-name="ListLabel 55"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56" style:display-name="ListLabel 56"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57" style:display-name="ListLabel 57" style:family="text">
      <style:text-properties style:font-name="Veranda" fo:font-family="Veranda" style:font-family-generic="roman" style:font-pitch="variable" fo:font-size="9pt" style:font-size-asian="9pt" style:font-size-complex="9pt"/>
    </style:style>
    <style:style style:name="ListLabel_20_58" style:display-name="ListLabel 58"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59" style:display-name="ListLabel 59"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0" style:display-name="ListLabel 60" style:family="text">
      <style:text-properties style:font-name="Verdana" fo:font-family="Verdana" style:font-family-generic="roman" style:font-pitch="variable" fo:font-size="9pt" fo:font-weight="normal" style:font-size-asian="9pt" style:font-weight-asian="normal" style:font-name-complex="Verdana1" style:font-family-complex="Verdana" style:font-family-generic-complex="system" style:font-pitch-complex="variable"/>
    </style:style>
    <style:style style:name="ListLabel_20_61" style:display-name="ListLabel 61" style:family="text">
      <style:text-properties fo:font-weight="bold" style:font-weight-asian="bold" style:font-weight-complex="bold"/>
    </style:style>
    <style:style style:name="ListLabel_20_62" style:display-name="ListLabel 62"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font-size-complex="9pt"/>
    </style:style>
    <style:style style:name="ListLabel_20_63" style:display-name="ListLabel 63" style:family="text">
      <style:text-properties fo:color="#0000ff" style:text-underline-style="solid" style:text-underline-width="auto" style:text-underline-color="font-color" fo:font-weight="bold" style:font-weight-asian="bold"/>
    </style:style>
    <style:style style:name="ListLabel_20_64" style:display-name="ListLabel 64" style:family="text">
      <style:text-properties fo:color="#99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5" style:display-name="ListLabel 65" style:family="text">
      <style:text-properties style:font-name="Verdana" fo:font-family="Verdana" style:font-family-generic="roman" style:font-pitch="variable" fo:font-size="7pt" style:font-size-asian="7pt" style:font-name-complex="Verdana1" style:font-family-complex="Verdana" style:font-family-generic-complex="system" style:font-pitch-complex="variable" style:font-size-complex="7pt"/>
    </style:style>
    <style:style style:name="ListLabel_20_66" style:display-name="ListLabel 66" style:family="text">
      <style:text-properties fo:color="#009900" style:font-name="Verdana" fo:font-family="Verdana" style:font-family-generic="roman" style:font-pitch="variable" fo:font-size="12pt" fo:font-weight="bold" style:font-size-asian="12pt" style:font-weight-asian="bold" style:font-name-complex="Verdana1" style:font-family-complex="Verdana" style:font-family-generic-complex="system" style:font-pitch-complex="variable" style:font-size-complex="12pt" style:font-weight-complex="bold"/>
    </style:style>
    <style:style style:name="ListLabel_20_67" style:display-name="ListLabel 67" style:family="text">
      <style:text-properties fo:color="#00000a"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ListLabel_20_68" style:display-name="ListLabel 68" style:family="text">
      <style:text-properties fo:color="#800000" style:font-name="Verdana" fo:font-family="Verdana" style:font-family-generic="roman" style:font-pitch="variable" fo:font-size="9pt" fo:font-weight="bold" style:font-size-asian="9pt" style:font-weight-asian="bold" style:font-name-complex="Verdana1" style:font-family-complex="Verdana" style:font-family-generic-complex="system" style:font-pitch-complex="variable" style:font-size-complex="9pt" style:font-weight-complex="bold"/>
    </style:style>
    <style:style style:name="ListLabel_20_69" style:display-name="ListLabel 69" style:family="text">
      <style:text-properties style:font-name="Veranda" fo:font-family="Veranda" style:font-family-generic="roman" style:font-pitch="variable" fo:font-size="9pt" style:font-size-asian="9pt" style:font-size-complex="9pt"/>
    </style:style>
    <style:style style:name="ListLabel_20_70" style:display-name="ListLabel 70" style:family="text">
      <style:text-properties style:font-name="Veranda" fo:font-family="Veranda" style:font-family-generic="roman" style:font-pitch="variable" fo:font-size="9pt" fo:font-style="italic" style:font-size-asian="9pt" style:font-style-asian="italic" style:font-size-complex="9pt" style:font-style-complex="italic"/>
    </style:style>
    <style:style style:name="ListLabel_20_71" style:display-name="ListLabel 71" style:family="text">
      <style:text-properties style:font-name="Verdana" fo:font-family="Verdana" style:font-family-generic="roman" style:font-pitch="variable" fo:font-size="9pt" style:font-size-asian="9pt" style:font-name-complex="Verdana1" style:font-family-complex="Verdana"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style:list-level-properties>
      </text:outline-level-style>
      <text:outline-level-style text:level="2" style:num-format="">
        <style:list-level-properties text:list-level-position-and-space-mode="label-alignment">
          <style:list-level-label-alignment text:label-followed-by="nothing" fo:text-indent="-0.4in"/>
        </style:list-level-properties>
      </text:outline-level-style>
      <text:outline-level-style text:level="3" style:num-format="">
        <style:list-level-properties text:list-level-position-and-space-mode="label-alignment">
          <style:list-level-label-alignment text:label-followed-by="nothing" fo:text-indent="-0.5in"/>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3in"/>
        </style:list-level-properties>
      </text:list-level-style-number>
      <text:list-level-style-number text:level="2" style:num-format="">
        <style:list-level-properties text:list-level-position-and-space-mode="label-alignment">
          <style:list-level-label-alignment text:label-followed-by="nothing" fo:text-indent="-0.4in"/>
        </style:list-level-properties>
      </text:list-level-style-number>
      <text:list-level-style-number text:level="3" style:num-format="">
        <style:list-level-properties text:list-level-position-and-space-mode="label-alignment">
          <style:list-level-label-alignment text:label-followed-by="nothing" fo:text-indent="-0.5in"/>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60" style:num-format="">
        <style:list-level-properties text:list-level-position-and-space-mode="label-alignment">
          <style:list-level-label-alignment text:label-followed-by="nothing" fo:text-indent="-0.3in" fo:margin-left="0.5in"/>
        </style:list-level-properties>
      </text:list-level-style-number>
      <text:list-level-style-number text:level="2" style:num-format="">
        <style:list-level-properties text:list-level-position-and-space-mode="label-alignment">
          <style:list-level-label-alignment text:label-followed-by="nothing" fo:text-indent="-0.4in" fo:margin-left="0.75in"/>
        </style:list-level-properties>
      </text:list-level-style-number>
      <text:list-level-style-number text:level="3" style:num-format="">
        <style:list-level-properties text:list-level-position-and-space-mode="label-alignment">
          <style:list-level-label-alignment text:label-followed-by="nothing" fo:text-indent="-0.5in" fo:margin-left="1in"/>
        </style:list-level-properties>
      </text:list-level-style-number>
      <text:list-level-style-number text:level="4" style:num-format="">
        <style:list-level-properties text:list-level-position-and-space-mode="label-alignment">
          <style:list-level-label-alignment text:label-followed-by="nothing" fo:text-indent="-0.6in" fo:margin-left="1.25in"/>
        </style:list-level-properties>
      </text:list-level-style-number>
      <text:list-level-style-number text:level="5" style:num-format="">
        <style:list-level-properties text:list-level-position-and-space-mode="label-alignment">
          <style:list-level-label-alignment text:label-followed-by="nothing" fo:text-indent="-0.7in" fo:margin-left="1.5in"/>
        </style:list-level-properties>
      </text:list-level-style-number>
      <text:list-level-style-number text:level="6" style:num-format="">
        <style:list-level-properties text:list-level-position-and-space-mode="label-alignment">
          <style:list-level-label-alignment text:label-followed-by="nothing" fo:text-indent="-0.8in" fo:margin-left="1.75in"/>
        </style:list-level-properties>
      </text:list-level-style-number>
      <text:list-level-style-number text:level="7" style:num-format="">
        <style:list-level-properties text:list-level-position-and-space-mode="label-alignment">
          <style:list-level-label-alignment text:label-followed-by="nothing" fo:text-indent="-0.9in" fo:margin-left="2in"/>
        </style:list-level-properties>
      </text:list-level-style-number>
      <text:list-level-style-number text:level="8" style:num-format="">
        <style:list-level-properties text:list-level-position-and-space-mode="label-alignment">
          <style:list-level-label-alignment text:label-followed-by="nothing" fo:text-indent="-1in" fo:margin-left="2.25in"/>
        </style:list-level-properties>
      </text:list-level-style-number>
      <text:list-level-style-number text:level="9" style:num-format="">
        <style:list-level-properties text:list-level-position-and-space-mode="label-alignment">
          <style:list-level-label-alignment text:label-followed-by="nothing" fo:text-indent="-1.1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4T10:57:00</meta:creation-date>
    <meta:initial-creator>Andrew DeFaria</meta:initial-creator>
    <dc:language>en-US</dc:language>
    <dc:date>2019-02-28T16:38:41.541571046</dc:date>
    <meta:editing-cycles>28</meta:editing-cycles>
    <meta:editing-duration>PT2H16M</meta:editing-duration>
    <meta:generator>LibreOffice/6.0.7.3$Linux_X86_64 LibreOffice_project/00m0$Build-3</meta:generator>
    <meta:document-statistic meta:table-count="3" meta:image-count="21" meta:object-count="0" meta:page-count="9" meta:paragraph-count="160" meta:word-count="2821" meta:character-count="18881" meta:non-whitespace-character-count="16166"/>
    <meta:template xlink:type="simple" xlink:actuate="onRequest" xlink:title="Normal.dotm" xlink:href=""/>
  </office:meta>
</office:document-meta>
</file>